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5" style:parent-style-name="主席多位主席" style:family="paragraph">
      <style:paragraph-properties fo:margin-left="0.7326in" fo:text-indent="-0.7326in">
        <style:tab-stops/>
      </style:paragraph-properties>
    </style:style>
    <style:style style:name="T6" style:parent-style-name="預設段落字型" style:family="text">
      <style:text-properties style:font-name-asian="華康中黑體"/>
    </style:style>
    <style:style style:name="P7" style:parent-style-name="主席多位主席" style:family="paragraph">
      <style:paragraph-properties fo:margin-left="0.7326in" fo:text-indent="-0.7326in">
        <style:tab-stops/>
      </style:paragraph-properties>
    </style:style>
    <style:style style:name="T8" style:parent-style-name="預設段落字型" style:family="text">
      <style:text-properties style:font-name-asian="華康中黑體"/>
    </style:style>
    <style:style style:name="P9" style:parent-style-name="主席多位主席" style:family="paragraph">
      <style:paragraph-properties fo:margin-left="0.7326in" fo:text-indent="-0.7326in">
        <style:tab-stops/>
      </style:paragraph-properties>
    </style:style>
    <style:style style:name="T10" style:parent-style-name="預設段落字型" style:family="text">
      <style:text-properties style:font-name-asian="華康中黑體"/>
    </style:style>
    <style:style style:name="P11" style:parent-style-name="內文" style:family="paragraph">
      <style:paragraph-properties fo:margin-left="0.1465in" fo:text-indent="-0.1465in">
        <style:tab-stops/>
      </style:paragraph-properties>
    </style:style>
    <style:style style:name="T12" style:parent-style-name="預設段落字型" style:family="text">
      <style:text-properties style:font-name-asian="華康中黑體"/>
    </style:style>
    <style:style style:name="P13" style:parent-style-name="內文" style:family="paragraph">
      <style:paragraph-properties fo:margin-left="0.1465in" fo:text-indent="0.1465in">
        <style:tab-stops/>
      </style:paragraph-properties>
    </style:style>
    <style:style style:name="P14" style:parent-style-name="內文" style:family="paragraph">
      <style:paragraph-properties fo:margin-left="0.1465in" fo:text-indent="0.1465in">
        <style:tab-stops/>
      </style:paragraph-properties>
    </style:style>
    <style:style style:name="P15" style:parent-style-name="內文" style:family="paragraph">
      <style:paragraph-properties fo:margin-left="0.1465in" fo:text-indent="-0.1465in">
        <style:tab-stops/>
      </style:paragraph-properties>
    </style:style>
    <style:style style:name="T16" style:parent-style-name="預設段落字型" style:family="text">
      <style:text-properties style:font-name-asian="華康中黑體"/>
    </style:style>
    <style:style style:name="P17" style:parent-style-name="內文" style:family="paragraph">
      <style:paragraph-properties fo:margin-left="0.1465in" fo:text-indent="-0.1465in">
        <style:tab-stops/>
      </style:paragraph-properties>
    </style:style>
    <style:style style:name="T18" style:parent-style-name="預設段落字型" style:family="text">
      <style:text-properties style:font-name-asian="華康中黑體"/>
    </style:style>
    <style:style style:name="P19" style:parent-style-name="內文" style:family="paragraph">
      <style:paragraph-properties fo:margin-left="0.1465in" fo:text-indent="-0.1465in">
        <style:tab-stops/>
      </style:paragraph-properties>
    </style:style>
    <style:style style:name="T20" style:parent-style-name="預設段落字型" style:family="text">
      <style:text-properties style:font-name-asian="華康中黑體"/>
    </style:style>
    <style:style style:name="P21" style:parent-style-name="內文" style:family="paragraph">
      <style:paragraph-properties fo:margin-left="0.1465in" fo:text-indent="-0.1465in">
        <style:tab-stops/>
      </style:paragraph-properties>
    </style:style>
    <style:style style:name="T22" style:parent-style-name="預設段落字型" style:family="text">
      <style:text-properties style:font-name-asian="華康中黑體"/>
    </style:style>
    <style:style style:name="P23" style:parent-style-name="內文" style:family="paragraph">
      <style:paragraph-properties fo:margin-left="0.1465in" fo:text-indent="-0.1465in">
        <style:tab-stops/>
      </style:paragraph-properties>
    </style:style>
    <style:style style:name="T24" style:parent-style-name="預設段落字型" style:family="text">
      <style:text-properties style:font-name-asian="華康中黑體"/>
    </style:style>
    <style:style style:name="P25" style:parent-style-name="內文" style:family="paragraph">
      <style:paragraph-properties fo:margin-left="0.1465in" fo:text-indent="-0.1465in">
        <style:tab-stops/>
      </style:paragraph-properties>
    </style:style>
    <style:style style:name="T26" style:parent-style-name="預設段落字型" style:family="text">
      <style:text-properties style:font-name-asian="華康中黑體"/>
    </style:style>
    <style:style style:name="P27" style:parent-style-name="內文" style:family="paragraph">
      <style:paragraph-properties fo:margin-left="0.1465in" fo:text-indent="-0.1465in">
        <style:tab-stops/>
      </style:paragraph-properties>
    </style:style>
    <style:style style:name="T28" style:parent-style-name="預設段落字型" style:family="text">
      <style:text-properties style:font-name-asian="華康中黑體"/>
    </style:style>
    <style:style style:name="P29" style:parent-style-name="內文" style:family="paragraph">
      <style:paragraph-properties fo:margin-left="0.1465in" fo:text-indent="-0.1465in">
        <style:tab-stops/>
      </style:paragraph-properties>
    </style:style>
    <style:style style:name="T30" style:parent-style-name="預設段落字型" style:family="text">
      <style:text-properties style:font-name-asian="華康中黑體"/>
    </style:style>
    <style:style style:name="P31" style:parent-style-name="內文" style:family="paragraph">
      <style:paragraph-properties fo:margin-left="0.1465in" fo:text-indent="-0.1465in">
        <style:tab-stops/>
      </style:paragraph-properties>
    </style:style>
    <style:style style:name="T32" style:parent-style-name="預設段落字型" style:family="text">
      <style:text-properties style:font-name-asian="華康中黑體"/>
    </style:style>
    <style:style style:name="P33" style:parent-style-name="內文" style:family="paragraph">
      <style:paragraph-properties fo:margin-left="0.1465in" fo:text-indent="-0.1465in">
        <style:tab-stops/>
      </style:paragraph-properties>
    </style:style>
    <style:style style:name="T34" style:parent-style-name="預設段落字型" style:family="text">
      <style:text-properties style:font-name-asian="華康中黑體"/>
    </style:style>
    <style:style style:name="P35" style:parent-style-name="內文" style:family="paragraph">
      <style:paragraph-properties fo:margin-left="0.1465in" fo:text-indent="-0.1465in">
        <style:tab-stops/>
      </style:paragraph-properties>
    </style:style>
    <style:style style:name="T36" style:parent-style-name="預設段落字型" style:family="text">
      <style:text-properties style:font-name-asian="華康中黑體"/>
    </style:style>
    <style:style style:name="P37" style:parent-style-name="內文" style:family="paragraph">
      <style:paragraph-properties fo:margin-left="0.1465in" fo:text-indent="-0.1465in">
        <style:tab-stops/>
      </style:paragraph-properties>
    </style:style>
    <style:style style:name="T38" style:parent-style-name="預設段落字型" style:family="text">
      <style:text-properties style:font-name-asian="華康中黑體"/>
    </style:style>
    <style:style style:name="P39" style:parent-style-name="內文" style:family="paragraph">
      <style:paragraph-properties fo:margin-left="0.1465in" fo:text-indent="0.1465in">
        <style:tab-stops/>
      </style:paragraph-properties>
    </style:style>
    <style:style style:name="P40" style:parent-style-name="內文" style:family="paragraph">
      <style:paragraph-properties fo:margin-left="0.1465in" fo:text-indent="-0.1465in">
        <style:tab-stops/>
      </style:paragraph-properties>
    </style:style>
    <style:style style:name="T41" style:parent-style-name="預設段落字型" style:family="text">
      <style:text-properties style:font-name-asian="華康中黑體"/>
    </style:style>
    <style:style style:name="P42" style:parent-style-name="內文" style:family="paragraph">
      <style:paragraph-properties fo:margin-left="0.1465in" fo:text-indent="-0.1465in">
        <style:tab-stops/>
      </style:paragraph-properties>
    </style:style>
    <style:style style:name="T43" style:parent-style-name="預設段落字型" style:family="text">
      <style:text-properties style:font-name-asian="華康中黑體"/>
    </style:style>
    <style:style style:name="P44" style:parent-style-name="內文" style:family="paragraph">
      <style:paragraph-properties fo:margin-left="0.1465in" fo:text-indent="-0.1465in">
        <style:tab-stops/>
      </style:paragraph-properties>
    </style:style>
    <style:style style:name="T45" style:parent-style-name="預設段落字型" style:family="text">
      <style:text-properties style:font-name-asian="華康中黑體"/>
    </style:style>
    <style:style style:name="P46" style:parent-style-name="內文" style:family="paragraph">
      <style:paragraph-properties fo:margin-left="0.1465in" fo:text-indent="-0.1465in">
        <style:tab-stops/>
      </style:paragraph-properties>
    </style:style>
    <style:style style:name="T47" style:parent-style-name="預設段落字型" style:family="text">
      <style:text-properties style:font-name-asian="華康中黑體"/>
    </style:style>
    <style:style style:name="P48" style:parent-style-name="內文" style:family="paragraph">
      <style:paragraph-properties fo:margin-left="0.1465in" fo:text-indent="-0.1465in">
        <style:tab-stops/>
      </style:paragraph-properties>
    </style:style>
    <style:style style:name="T49" style:parent-style-name="預設段落字型" style:family="text">
      <style:text-properties style:font-name-asian="華康中黑體"/>
    </style:style>
    <style:style style:name="P50" style:parent-style-name="內文" style:family="paragraph">
      <style:paragraph-properties fo:margin-left="0.1465in" fo:text-indent="-0.1465in">
        <style:tab-stops/>
      </style:paragraph-properties>
    </style:style>
    <style:style style:name="T51" style:parent-style-name="預設段落字型" style:family="text">
      <style:text-properties style:font-name-asian="華康中黑體"/>
    </style:style>
    <style:style style:name="P52" style:parent-style-name="內文" style:family="paragraph">
      <style:paragraph-properties fo:margin-left="0.1465in" fo:text-indent="-0.1465in">
        <style:tab-stops/>
      </style:paragraph-properties>
    </style:style>
    <style:style style:name="T53" style:parent-style-name="預設段落字型" style:family="text">
      <style:text-properties style:font-name-asian="華康中黑體"/>
    </style:style>
    <style:style style:name="P54" style:parent-style-name="內文" style:family="paragraph">
      <style:paragraph-properties fo:margin-left="0.1465in" fo:text-indent="-0.1465in">
        <style:tab-stops/>
      </style:paragraph-properties>
    </style:style>
    <style:style style:name="T55" style:parent-style-name="預設段落字型" style:family="text">
      <style:text-properties style:font-name-asian="華康中黑體"/>
    </style:style>
    <style:style style:name="P56" style:parent-style-name="內文" style:family="paragraph">
      <style:paragraph-properties fo:margin-left="0.1465in" fo:text-indent="0.1465in">
        <style:tab-stops/>
      </style:paragraph-properties>
    </style:style>
    <style:style style:name="P57" style:parent-style-name="內文" style:family="paragraph">
      <style:paragraph-properties fo:margin-left="0.1465in" fo:text-indent="-0.1465in">
        <style:tab-stops/>
      </style:paragraph-properties>
    </style:style>
    <style:style style:name="T58" style:parent-style-name="預設段落字型" style:family="text">
      <style:text-properties style:font-name-asian="華康中黑體"/>
    </style:style>
    <style:style style:name="P59" style:parent-style-name="內文" style:family="paragraph">
      <style:paragraph-properties fo:margin-left="0.1465in" fo:text-indent="-0.1465in">
        <style:tab-stops/>
      </style:paragraph-properties>
    </style:style>
    <style:style style:name="T60" style:parent-style-name="預設段落字型" style:family="text">
      <style:text-properties style:font-name-asian="華康中黑體"/>
    </style:style>
    <style:style style:name="P61" style:parent-style-name="內文" style:family="paragraph">
      <style:paragraph-properties fo:margin-left="0.1465in" fo:text-indent="-0.1465in">
        <style:tab-stops/>
      </style:paragraph-properties>
    </style:style>
    <style:style style:name="T62" style:parent-style-name="預設段落字型" style:family="text">
      <style:text-properties style:font-name-asian="華康中黑體"/>
    </style:style>
    <style:style style:name="P63" style:parent-style-name="內文" style:family="paragraph">
      <style:paragraph-properties fo:margin-left="0.1465in" fo:text-indent="-0.1465in">
        <style:tab-stops/>
      </style:paragraph-properties>
    </style:style>
    <style:style style:name="T64" style:parent-style-name="預設段落字型" style:family="text">
      <style:text-properties style:font-name-asian="華康中黑體"/>
    </style:style>
    <style:style style:name="P65" style:parent-style-name="內文" style:family="paragraph">
      <style:paragraph-properties fo:margin-left="0.1465in" fo:text-indent="-0.1465in">
        <style:tab-stops/>
      </style:paragraph-properties>
    </style:style>
    <style:style style:name="T66" style:parent-style-name="預設段落字型" style:family="text">
      <style:text-properties style:font-name-asian="華康中黑體"/>
    </style:style>
    <style:style style:name="T67" style:parent-style-name="預設段落字型" style:family="text">
      <style:text-properties fo:font-weight="bold" style:font-weight-asian="bold" fo:font-size="11pt" style:font-size-asian="11pt" style:font-size-complex="11pt"/>
    </style:style>
    <style:style style:name="T68" style:parent-style-name="預設段落字型" style:family="text">
      <style:text-properties style:font-name-asian="華康中黑體"/>
    </style:style>
    <style:style style:name="P69" style:parent-style-name="內文" style:family="paragraph">
      <style:paragraph-properties fo:margin-left="0.1465in" fo:text-indent="-0.1465in">
        <style:tab-stops/>
      </style:paragraph-properties>
    </style:style>
    <style:style style:name="T70" style:parent-style-name="預設段落字型" style:family="text">
      <style:text-properties style:font-name-asian="華康中黑體"/>
    </style:style>
    <style:style style:name="P71" style:parent-style-name="內文" style:family="paragraph">
      <style:paragraph-properties fo:margin-left="0.1465in" fo:text-indent="-0.1465in">
        <style:tab-stops/>
      </style:paragraph-properties>
    </style:style>
    <style:style style:name="T72" style:parent-style-name="預設段落字型" style:family="text">
      <style:text-properties style:font-name-asian="華康中黑體"/>
    </style:style>
    <style:style style:name="P73" style:parent-style-name="內文" style:family="paragraph">
      <style:paragraph-properties fo:margin-left="0.1465in" fo:text-indent="-0.1465in">
        <style:tab-stops/>
      </style:paragraph-properties>
    </style:style>
    <style:style style:name="T74" style:parent-style-name="預設段落字型" style:family="text">
      <style:text-properties style:font-name-asian="華康中黑體"/>
    </style:style>
    <style:style style:name="T75" style:parent-style-name="預設段落字型" style:family="text">
      <style:text-properties fo:font-weight="bold" style:font-weight-asian="bold" fo:font-size="11pt" style:font-size-asian="11pt" style:font-size-complex="11pt"/>
    </style:style>
    <style:style style:name="T76" style:parent-style-name="預設段落字型" style:family="text">
      <style:text-properties style:font-name-asian="華康中黑體"/>
    </style:style>
    <style:style style:name="P77" style:parent-style-name="內文" style:family="paragraph">
      <style:paragraph-properties fo:margin-left="0.1465in" fo:text-indent="-0.1465in">
        <style:tab-stops/>
      </style:paragraph-properties>
    </style:style>
    <style:style style:name="T78" style:parent-style-name="預設段落字型" style:family="text">
      <style:text-properties style:font-name-asian="華康中黑體"/>
    </style:style>
    <style:style style:name="P79" style:parent-style-name="內文" style:family="paragraph">
      <style:paragraph-properties fo:margin-left="0.1465in" fo:text-indent="-0.1465in">
        <style:tab-stops/>
      </style:paragraph-properties>
    </style:style>
    <style:style style:name="T80" style:parent-style-name="預設段落字型" style:family="text">
      <style:text-properties style:font-name-asian="華康中黑體"/>
    </style:style>
    <style:style style:name="P81" style:parent-style-name="內文" style:family="paragraph">
      <style:paragraph-properties fo:margin-left="0.1465in" fo:text-indent="-0.1465in">
        <style:tab-stops/>
      </style:paragraph-properties>
    </style:style>
    <style:style style:name="T82" style:parent-style-name="預設段落字型" style:family="text">
      <style:text-properties style:font-name-asian="華康中黑體"/>
    </style:style>
    <style:style style:name="T83" style:parent-style-name="預設段落字型" style:family="text">
      <style:text-properties fo:font-weight="bold" style:font-weight-asian="bold" fo:font-size="11pt" style:font-size-asian="11pt" style:font-size-complex="11pt"/>
    </style:style>
    <style:style style:name="T84" style:parent-style-name="預設段落字型" style:family="text">
      <style:text-properties style:font-name-asian="華康中黑體"/>
    </style:style>
    <style:style style:name="P85" style:parent-style-name="內文" style:family="paragraph">
      <style:paragraph-properties fo:margin-left="0.1465in" fo:text-indent="-0.1465in">
        <style:tab-stops/>
      </style:paragraph-properties>
    </style:style>
    <style:style style:name="T86" style:parent-style-name="預設段落字型" style:family="text">
      <style:text-properties style:font-name-asian="華康中黑體"/>
    </style:style>
    <style:style style:name="P87" style:parent-style-name="內文" style:family="paragraph">
      <style:paragraph-properties fo:margin-left="0.1465in" fo:text-indent="-0.1465in">
        <style:tab-stops/>
      </style:paragraph-properties>
    </style:style>
    <style:style style:name="T88" style:parent-style-name="預設段落字型" style:family="text">
      <style:text-properties style:font-name-asian="華康中黑體"/>
    </style:style>
    <style:style style:name="T89" style:parent-style-name="預設段落字型" style:family="text">
      <style:text-properties fo:font-weight="bold" style:font-weight-asian="bold" fo:font-size="11pt" style:font-size-asian="11pt" style:font-size-complex="11pt"/>
    </style:style>
    <style:style style:name="T90" style:parent-style-name="預設段落字型" style:family="text">
      <style:text-properties style:font-name-asian="華康中黑體"/>
    </style:style>
    <style:style style:name="P91" style:parent-style-name="內文" style:family="paragraph">
      <style:paragraph-properties fo:margin-left="0.1465in" fo:text-indent="-0.1465in">
        <style:tab-stops/>
      </style:paragraph-properties>
    </style:style>
    <style:style style:name="T92" style:parent-style-name="預設段落字型" style:family="text">
      <style:text-properties style:font-name-asian="華康中黑體"/>
    </style:style>
    <style:style style:name="P93" style:parent-style-name="內文" style:family="paragraph">
      <style:paragraph-properties fo:margin-left="0.1465in" fo:text-indent="-0.1465in">
        <style:tab-stops/>
      </style:paragraph-properties>
    </style:style>
    <style:style style:name="T94" style:parent-style-name="預設段落字型" style:family="text">
      <style:text-properties style:font-name-asian="華康中黑體"/>
    </style:style>
    <style:style style:name="T95" style:parent-style-name="預設段落字型" style:family="text">
      <style:text-properties fo:font-weight="bold" style:font-weight-asian="bold" fo:font-size="11pt" style:font-size-asian="11pt" style:font-size-complex="11pt"/>
    </style:style>
    <style:style style:name="T96" style:parent-style-name="預設段落字型" style:family="text">
      <style:text-properties style:font-name-asian="華康中黑體"/>
    </style:style>
    <style:style style:name="P97" style:parent-style-name="內文" style:family="paragraph">
      <style:paragraph-properties fo:margin-left="0.1465in" fo:text-indent="-0.1465in">
        <style:tab-stops/>
      </style:paragraph-properties>
    </style:style>
    <style:style style:name="T98" style:parent-style-name="預設段落字型" style:family="text">
      <style:text-properties style:font-name-asian="華康中黑體"/>
    </style:style>
    <style:style style:name="P99" style:parent-style-name="內文" style:family="paragraph">
      <style:paragraph-properties fo:margin-left="0.1465in" fo:text-indent="-0.1465in">
        <style:tab-stops/>
      </style:paragraph-properties>
    </style:style>
    <style:style style:name="T100" style:parent-style-name="預設段落字型" style:family="text">
      <style:text-properties style:font-name-asian="華康中黑體"/>
    </style:style>
    <style:style style:name="P101" style:parent-style-name="內文" style:family="paragraph">
      <style:paragraph-properties fo:margin-left="0.1465in" fo:text-indent="-0.1465in">
        <style:tab-stops/>
      </style:paragraph-properties>
    </style:style>
    <style:style style:name="T102" style:parent-style-name="預設段落字型" style:family="text">
      <style:text-properties style:font-name-asian="華康中黑體"/>
    </style:style>
    <style:style style:name="P103" style:parent-style-name="內文" style:family="paragraph">
      <style:paragraph-properties fo:margin-left="0.1465in" fo:text-indent="-0.1465in">
        <style:tab-stops/>
      </style:paragraph-properties>
    </style:style>
    <style:style style:name="T104" style:parent-style-name="預設段落字型" style:family="text">
      <style:text-properties style:font-name-asian="華康中黑體"/>
    </style:style>
    <style:style style:name="T105" style:parent-style-name="預設段落字型" style:family="text">
      <style:text-properties fo:font-weight="bold" style:font-weight-asian="bold" fo:font-size="11pt" style:font-size-asian="11pt" style:font-size-complex="11pt"/>
    </style:style>
    <style:style style:name="T106" style:parent-style-name="預設段落字型" style:family="text">
      <style:text-properties style:font-name-asian="華康中黑體"/>
    </style:style>
    <style:style style:name="P107" style:parent-style-name="內文" style:family="paragraph">
      <style:paragraph-properties fo:margin-left="0.1465in" fo:text-indent="-0.1465in">
        <style:tab-stops/>
      </style:paragraph-properties>
    </style:style>
    <style:style style:name="T108" style:parent-style-name="預設段落字型" style:family="text">
      <style:text-properties style:font-name-asian="華康中黑體"/>
    </style:style>
    <style:style style:name="P109" style:parent-style-name="內文" style:family="paragraph">
      <style:paragraph-properties fo:margin-left="0.1465in" fo:text-indent="-0.1465in">
        <style:tab-stops/>
      </style:paragraph-properties>
    </style:style>
    <style:style style:name="T110" style:parent-style-name="預設段落字型" style:family="text">
      <style:text-properties style:font-name-asian="華康中黑體"/>
    </style:style>
    <style:style style:name="P111" style:parent-style-name="內文" style:family="paragraph">
      <style:paragraph-properties fo:margin-left="0.1465in" fo:text-indent="0.1465in">
        <style:tab-stops/>
      </style:paragraph-properties>
    </style:style>
    <style:style style:name="P112" style:parent-style-name="內文" style:family="paragraph">
      <style:paragraph-properties fo:margin-left="0.1465in" fo:text-indent="-0.1465in">
        <style:tab-stops/>
      </style:paragraph-properties>
    </style:style>
    <style:style style:name="T113" style:parent-style-name="預設段落字型" style:family="text">
      <style:text-properties style:font-name-asian="華康中黑體"/>
    </style:style>
    <style:style style:name="P114" style:parent-style-name="內文" style:family="paragraph">
      <style:paragraph-properties fo:margin-left="0.1465in" fo:text-indent="-0.1465in">
        <style:tab-stops/>
      </style:paragraph-properties>
    </style:style>
    <style:style style:name="T115" style:parent-style-name="預設段落字型" style:family="text">
      <style:text-properties style:font-name-asian="華康中黑體"/>
    </style:style>
    <style:style style:name="P116" style:parent-style-name="內文" style:family="paragraph">
      <style:paragraph-properties fo:margin-left="0.1465in" fo:text-indent="-0.1465in">
        <style:tab-stops/>
      </style:paragraph-properties>
    </style:style>
    <style:style style:name="T117" style:parent-style-name="預設段落字型" style:family="text">
      <style:text-properties style:font-name-asian="華康中黑體"/>
    </style:style>
    <style:style style:name="P118" style:parent-style-name="內文" style:family="paragraph">
      <style:paragraph-properties fo:margin-left="0.1465in" fo:text-indent="-0.1465in">
        <style:tab-stops/>
      </style:paragraph-properties>
    </style:style>
    <style:style style:name="T119" style:parent-style-name="預設段落字型" style:family="text">
      <style:text-properties style:font-name-asian="華康中黑體"/>
    </style:style>
    <style:style style:name="P120" style:parent-style-name="內文" style:family="paragraph">
      <style:paragraph-properties fo:margin-left="0.1465in" fo:text-indent="-0.1465in">
        <style:tab-stops/>
      </style:paragraph-properties>
    </style:style>
    <style:style style:name="T121" style:parent-style-name="預設段落字型" style:family="text">
      <style:text-properties style:font-name-asian="華康中黑體"/>
    </style:style>
    <style:style style:name="P122" style:parent-style-name="內文" style:family="paragraph">
      <style:paragraph-properties fo:margin-left="0.1465in" fo:text-indent="-0.1465in">
        <style:tab-stops/>
      </style:paragraph-properties>
    </style:style>
    <style:style style:name="T123" style:parent-style-name="預設段落字型" style:family="text">
      <style:text-properties style:font-name-asian="華康中黑體"/>
    </style:style>
    <style:style style:name="P124" style:parent-style-name="內文" style:family="paragraph">
      <style:paragraph-properties fo:margin-left="0.1465in" fo:text-indent="-0.1465in">
        <style:tab-stops/>
      </style:paragraph-properties>
    </style:style>
    <style:style style:name="T125" style:parent-style-name="預設段落字型" style:family="text">
      <style:text-properties style:font-name-asian="華康中黑體"/>
    </style:style>
    <style:style style:name="P126" style:parent-style-name="內文" style:family="paragraph">
      <style:paragraph-properties fo:margin-left="0.1465in" fo:text-indent="-0.1465in">
        <style:tab-stops/>
      </style:paragraph-properties>
    </style:style>
    <style:style style:name="T127" style:parent-style-name="預設段落字型" style:family="text">
      <style:text-properties style:font-name-asian="華康中黑體"/>
    </style:style>
    <style:style style:name="P128" style:parent-style-name="內文" style:family="paragraph">
      <style:paragraph-properties fo:margin-left="0.1465in" fo:text-indent="0.1465in">
        <style:tab-stops/>
      </style:paragraph-properties>
    </style:style>
    <style:style style:name="P129" style:parent-style-name="內文" style:family="paragraph">
      <style:paragraph-properties fo:margin-left="0.1465in" fo:text-indent="-0.1465in">
        <style:tab-stops/>
      </style:paragraph-properties>
    </style:style>
    <style:style style:name="T130" style:parent-style-name="預設段落字型" style:family="text">
      <style:text-properties style:font-name-asian="華康中黑體"/>
    </style:style>
    <style:style style:name="P131" style:parent-style-name="內文" style:family="paragraph">
      <style:paragraph-properties fo:margin-left="0.1465in" fo:text-indent="-0.1465in">
        <style:tab-stops/>
      </style:paragraph-properties>
    </style:style>
    <style:style style:name="T132" style:parent-style-name="預設段落字型" style:family="text">
      <style:text-properties style:font-name-asian="華康中黑體"/>
    </style:style>
    <style:style style:name="P133" style:parent-style-name="內文" style:family="paragraph">
      <style:paragraph-properties fo:margin-left="0.1465in" fo:text-indent="-0.1465in">
        <style:tab-stops/>
      </style:paragraph-properties>
    </style:style>
    <style:style style:name="T134" style:parent-style-name="預設段落字型" style:family="text">
      <style:text-properties style:font-name-asian="華康中黑體"/>
    </style:style>
    <style:style style:name="P135" style:parent-style-name="內文" style:family="paragraph">
      <style:paragraph-properties fo:margin-left="0.1465in" fo:text-indent="0.1465in">
        <style:tab-stops/>
      </style:paragraph-properties>
    </style:style>
    <style:style style:name="P136" style:parent-style-name="內文" style:family="paragraph">
      <style:paragraph-properties fo:margin-left="0.1465in" fo:text-indent="-0.1465in">
        <style:tab-stops/>
      </style:paragraph-properties>
    </style:style>
    <style:style style:name="T137" style:parent-style-name="預設段落字型" style:family="text">
      <style:text-properties style:font-name-asian="華康中黑體"/>
    </style:style>
    <style:style style:name="P138" style:parent-style-name="內文" style:family="paragraph">
      <style:paragraph-properties fo:margin-left="0.1465in" fo:text-indent="-0.1465in">
        <style:tab-stops/>
      </style:paragraph-properties>
    </style:style>
    <style:style style:name="T139" style:parent-style-name="預設段落字型" style:family="text">
      <style:text-properties style:font-name-asian="華康中黑體"/>
    </style:style>
    <style:style style:name="P140" style:parent-style-name="內文" style:family="paragraph">
      <style:paragraph-properties fo:margin-left="0.1465in" fo:text-indent="-0.1465in">
        <style:tab-stops/>
      </style:paragraph-properties>
    </style:style>
    <style:style style:name="T141" style:parent-style-name="預設段落字型" style:family="text">
      <style:text-properties style:font-name-asian="華康中黑體"/>
    </style:style>
    <style:style style:name="P142" style:parent-style-name="內文" style:family="paragraph">
      <style:paragraph-properties fo:margin-left="0.1465in" fo:text-indent="-0.1465in">
        <style:tab-stops/>
      </style:paragraph-properties>
    </style:style>
    <style:style style:name="T143" style:parent-style-name="預設段落字型" style:family="text">
      <style:text-properties style:font-name-asian="華康中黑體"/>
    </style:style>
    <style:style style:name="P144" style:parent-style-name="內文" style:family="paragraph">
      <style:paragraph-properties fo:margin-left="0.1465in" fo:text-indent="-0.1465in">
        <style:tab-stops/>
      </style:paragraph-properties>
    </style:style>
    <style:style style:name="T145" style:parent-style-name="預設段落字型" style:family="text">
      <style:text-properties style:font-name-asian="華康中黑體"/>
    </style:style>
    <style:style style:name="P146" style:parent-style-name="內文" style:family="paragraph">
      <style:paragraph-properties fo:margin-left="0.1465in" fo:text-indent="-0.1465in">
        <style:tab-stops/>
      </style:paragraph-properties>
    </style:style>
    <style:style style:name="T147" style:parent-style-name="預設段落字型" style:family="text">
      <style:text-properties style:font-name-asian="華康中黑體"/>
    </style:style>
    <style:style style:name="T148" style:parent-style-name="預設段落字型" style:family="text">
      <style:text-properties fo:font-weight="bold" style:font-weight-asian="bold" fo:font-size="11pt" style:font-size-asian="11pt" style:font-size-complex="11pt"/>
    </style:style>
    <style:style style:name="T149" style:parent-style-name="預設段落字型" style:family="text">
      <style:text-properties style:font-name-asian="華康中黑體"/>
    </style:style>
    <style:style style:name="P150" style:parent-style-name="內文" style:family="paragraph">
      <style:paragraph-properties fo:margin-left="0.1465in" fo:text-indent="-0.1465in">
        <style:tab-stops/>
      </style:paragraph-properties>
    </style:style>
    <style:style style:name="T151" style:parent-style-name="預設段落字型" style:family="text">
      <style:text-properties style:font-name-asian="華康中黑體"/>
    </style:style>
    <style:style style:name="P152" style:parent-style-name="內文" style:family="paragraph">
      <style:paragraph-properties fo:margin-left="0.1465in" fo:text-indent="-0.1465in">
        <style:tab-stops/>
      </style:paragraph-properties>
    </style:style>
    <style:style style:name="T153" style:parent-style-name="預設段落字型" style:family="text">
      <style:text-properties style:font-name-asian="華康中黑體"/>
    </style:style>
    <style:style style:name="P154" style:parent-style-name="內文" style:family="paragraph">
      <style:paragraph-properties fo:margin-left="0.1465in" fo:text-indent="-0.1465in">
        <style:tab-stops/>
      </style:paragraph-properties>
    </style:style>
    <style:style style:name="T155" style:parent-style-name="預設段落字型" style:family="text">
      <style:text-properties style:font-name-asian="華康中黑體"/>
    </style:style>
    <style:style style:name="P156" style:parent-style-name="內文" style:family="paragraph">
      <style:paragraph-properties fo:margin-left="0.1465in" fo:text-indent="-0.1465in">
        <style:tab-stops/>
      </style:paragraph-properties>
    </style:style>
    <style:style style:name="T157" style:parent-style-name="預設段落字型" style:family="text">
      <style:text-properties style:font-name-asian="華康中黑體"/>
    </style:style>
    <style:style style:name="T158" style:parent-style-name="預設段落字型" style:family="text">
      <style:text-properties fo:font-weight="bold" style:font-weight-asian="bold" fo:font-size="11pt" style:font-size-asian="11pt" style:font-size-complex="11pt"/>
    </style:style>
    <style:style style:name="T159" style:parent-style-name="預設段落字型" style:family="text">
      <style:text-properties style:font-name-asian="華康中黑體"/>
    </style:style>
    <style:style style:name="P160" style:parent-style-name="內文" style:family="paragraph">
      <style:paragraph-properties fo:margin-left="0.1465in" fo:text-indent="-0.1465in">
        <style:tab-stops/>
      </style:paragraph-properties>
    </style:style>
    <style:style style:name="T161" style:parent-style-name="預設段落字型" style:family="text">
      <style:text-properties style:font-name-asian="華康中黑體"/>
    </style:style>
    <style:style style:name="P162" style:parent-style-name="內文" style:family="paragraph">
      <style:paragraph-properties fo:margin-left="0.1465in" fo:text-indent="-0.1465in">
        <style:tab-stops/>
      </style:paragraph-properties>
    </style:style>
    <style:style style:name="T163" style:parent-style-name="預設段落字型" style:family="text">
      <style:text-properties style:font-name-asian="華康中黑體"/>
    </style:style>
    <style:style style:name="T164" style:parent-style-name="預設段落字型" style:family="text">
      <style:text-properties fo:font-weight="bold" style:font-weight-asian="bold" fo:font-size="11pt" style:font-size-asian="11pt" style:font-size-complex="11pt"/>
    </style:style>
    <style:style style:name="T165" style:parent-style-name="預設段落字型" style:family="text">
      <style:text-properties style:font-name-asian="華康中黑體"/>
    </style:style>
    <style:style style:name="P166" style:parent-style-name="內文" style:family="paragraph">
      <style:paragraph-properties fo:margin-left="0.1465in" fo:text-indent="-0.1465in">
        <style:tab-stops/>
      </style:paragraph-properties>
    </style:style>
    <style:style style:name="T167" style:parent-style-name="預設段落字型" style:family="text">
      <style:text-properties style:font-name-asian="華康中黑體"/>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asian="華康中黑體"/>
    </style:style>
    <style:style style:name="T170" style:parent-style-name="預設段落字型" style:family="text">
      <style:text-properties fo:font-weight="bold" style:font-weight-asian="bold" fo:font-size="11pt" style:font-size-asian="11pt" style:font-size-complex="11pt"/>
    </style:style>
    <style:style style:name="T171" style:parent-style-name="預設段落字型" style:family="text">
      <style:text-properties style:font-name-asian="華康中黑體"/>
    </style:style>
    <style:style style:name="P172" style:parent-style-name="內文" style:family="paragraph">
      <style:paragraph-properties fo:margin-left="0.1465in" fo:text-indent="-0.1465in">
        <style:tab-stops/>
      </style:paragraph-properties>
    </style:style>
    <style:style style:name="T173" style:parent-style-name="預設段落字型" style:family="text">
      <style:text-properties style:font-name-asian="華康中黑體"/>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T176" style:parent-style-name="預設段落字型" style:family="text">
      <style:text-properties fo:font-weight="bold" style:font-weight-asian="bold" fo:font-size="11pt" style:font-size-asian="11pt" style:font-size-complex="11pt"/>
    </style:style>
    <style:style style:name="T177" style:parent-style-name="預設段落字型" style:family="text">
      <style:text-properties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asian="華康中黑體"/>
    </style:style>
    <style:style style:name="T182" style:parent-style-name="預設段落字型" style:family="text">
      <style:text-properties fo:font-weight="bold" style:font-weight-asian="bold" fo:font-size="11pt" style:font-size-asian="11pt" style:font-size-complex="11pt"/>
    </style:style>
    <style:style style:name="T183" style:parent-style-name="預設段落字型" style:family="text">
      <style:text-properties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asian="華康中黑體"/>
    </style:style>
    <style:style style:name="T188" style:parent-style-name="預設段落字型" style:family="text">
      <style:text-properties fo:font-weight="bold" style:font-weight-asian="bold" fo:font-size="11pt" style:font-size-asian="11pt" style:font-size-complex="11pt"/>
    </style:style>
    <style:style style:name="T189" style:parent-style-name="預設段落字型" style:family="text">
      <style:text-properties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T192" style:parent-style-name="預設段落字型" style:family="text">
      <style:text-properties style:font-name-asian="華康中黑體"/>
    </style:style>
    <style:style style:name="T193" style:parent-style-name="預設段落字型" style:family="text">
      <style:text-properties style:font-name="華康細明體" style:font-name-asian="華康中黑體" style:font-name-complex="華康細明體"/>
    </style:style>
    <style:style style:name="T194" style:parent-style-name="預設段落字型" style:family="text">
      <style:text-properties style:font-name="華康細明體" style:font-name-complex="華康細明體"/>
    </style:style>
    <style:style style:name="T195" style:parent-style-name="預設段落字型" style:family="text">
      <style:text-properties style:font-name="細明體" style:font-name-asian="細明體" style:font-name-complex="細明體"/>
    </style:style>
    <style:style style:name="T196" style:parent-style-name="預設段落字型" style:family="text">
      <style:text-properties style:font-name="華康細明體" style:font-name-complex="華康細明體"/>
    </style:style>
    <style:style style:name="P197" style:parent-style-name="內文" style:family="paragraph">
      <style:paragraph-properties fo:margin-left="0.1465in" fo:text-indent="-0.1465in">
        <style:tab-stops/>
      </style:paragraph-properties>
    </style:style>
    <style:style style:name="T198" style:parent-style-name="預設段落字型" style:family="text">
      <style:text-properties style:font-name-asian="華康中黑體"/>
    </style:style>
    <style:style style:name="P199" style:parent-style-name="內文" style:family="paragraph">
      <style:paragraph-properties fo:margin-left="0.1465in" fo:text-indent="-0.1465in">
        <style:tab-stops/>
      </style:paragraph-properties>
    </style:style>
    <style:style style:name="T200" style:parent-style-name="預設段落字型" style:family="text">
      <style:text-properties style:font-name-asian="華康中黑體"/>
    </style:style>
    <style:style style:name="T201" style:parent-style-name="預設段落字型" style:family="text">
      <style:text-properties fo:font-weight="bold" style:font-weight-asian="bold" fo:font-size="11pt" style:font-size-asian="11pt" style:font-size-complex="11pt"/>
    </style:style>
    <style:style style:name="T202" style:parent-style-name="預設段落字型" style:family="text">
      <style:text-properties style:font-name-asian="華康中黑體"/>
    </style:style>
    <style:style style:name="P203" style:parent-style-name="內文" style:family="paragraph">
      <style:paragraph-properties fo:margin-left="0.1465in" fo:text-indent="-0.1465in">
        <style:tab-stops/>
      </style:paragraph-properties>
    </style:style>
    <style:style style:name="T204" style:parent-style-name="預設段落字型" style:family="text">
      <style:text-properties style:font-name-asian="華康中黑體"/>
    </style:style>
    <style:style style:name="P205" style:parent-style-name="內文" style:family="paragraph">
      <style:paragraph-properties fo:margin-left="0.1465in" fo:text-indent="-0.1465in">
        <style:tab-stops/>
      </style:paragraph-properties>
    </style:style>
    <style:style style:name="T206" style:parent-style-name="預設段落字型" style:family="text">
      <style:text-properties style:font-name-asian="華康中黑體"/>
    </style:style>
    <style:style style:name="T207" style:parent-style-name="預設段落字型" style:family="text">
      <style:text-properties style:font-name-asian="華康中黑體"/>
    </style:style>
    <style:style style:name="T208" style:parent-style-name="預設段落字型" style:family="text">
      <style:text-properties style:font-name="華康細明體" style:font-name-asian="華康中黑體" style:font-name-complex="華康細明體"/>
    </style:style>
    <style:style style:name="T209" style:parent-style-name="預設段落字型" style:family="text">
      <style:text-properties style:font-name="華康細明體" style:font-name-complex="華康細明體"/>
    </style:style>
    <style:style style:name="P210" style:parent-style-name="內文" style:family="paragraph">
      <style:paragraph-properties fo:margin-left="0.1465in" fo:text-indent="-0.1465in">
        <style:tab-stops/>
      </style:paragraph-properties>
    </style:style>
    <style:style style:name="T211" style:parent-style-name="預設段落字型" style:family="text">
      <style:text-properties style:font-name-asian="華康中黑體"/>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T217" style:parent-style-name="預設段落字型" style:family="text">
      <style:text-properties style:font-name-asian="華康中黑體"/>
    </style:style>
    <style:style style:name="P218" style:parent-style-name="內文" style:family="paragraph">
      <style:paragraph-properties fo:margin-left="0.1465in" fo:text-indent="-0.1465in">
        <style:tab-stops/>
      </style:paragraph-properties>
    </style:style>
    <style:style style:name="T219" style:parent-style-name="預設段落字型" style:family="text">
      <style:text-properties style:font-name-asian="華康中黑體"/>
    </style:style>
    <style:style style:name="P220" style:parent-style-name="內文" style:family="paragraph">
      <style:paragraph-properties fo:margin-left="0.1465in" fo:text-indent="-0.1465in">
        <style:tab-stops/>
      </style:paragraph-properties>
    </style:style>
    <style:style style:name="T221" style:parent-style-name="預設段落字型" style:family="text">
      <style:text-properties style:font-name-asian="華康中黑體"/>
    </style:style>
    <style:style style:name="P222" style:parent-style-name="內文" style:family="paragraph">
      <style:paragraph-properties fo:margin-left="0.1465in" fo:text-indent="-0.1465in">
        <style:tab-stops/>
      </style:paragraph-properties>
    </style:style>
    <style:style style:name="T223" style:parent-style-name="預設段落字型" style:family="text">
      <style:text-properties style:font-name-asian="華康中黑體"/>
    </style:style>
    <style:style style:name="P224" style:parent-style-name="內文" style:family="paragraph">
      <style:paragraph-properties fo:margin-left="0.1465in" fo:text-indent="-0.1465in">
        <style:tab-stops/>
      </style:paragraph-properties>
    </style:style>
    <style:style style:name="T225" style:parent-style-name="預設段落字型" style:family="text">
      <style:text-properties style:font-name-asian="華康中黑體"/>
    </style:style>
    <style:style style:name="P226" style:parent-style-name="內文" style:family="paragraph">
      <style:paragraph-properties fo:margin-left="0.1465in" fo:text-indent="-0.1465in">
        <style:tab-stops/>
      </style:paragraph-properties>
    </style:style>
    <style:style style:name="T227" style:parent-style-name="預設段落字型" style:family="text">
      <style:text-properties style:font-name-asian="華康中黑體"/>
    </style:style>
    <style:style style:name="P228" style:parent-style-name="內文" style:family="paragraph">
      <style:paragraph-properties fo:margin-left="0.1465in" fo:text-indent="-0.1465in">
        <style:tab-stops/>
      </style:paragraph-properties>
    </style:style>
    <style:style style:name="T229" style:parent-style-name="預設段落字型" style:family="text">
      <style:text-properties style:font-name-asian="華康中黑體"/>
    </style:style>
    <style:style style:name="P230" style:parent-style-name="內文" style:family="paragraph">
      <style:paragraph-properties fo:margin-left="0.1465in" fo:text-indent="-0.1465in">
        <style:tab-stops/>
      </style:paragraph-properties>
    </style:style>
    <style:style style:name="T231" style:parent-style-name="預設段落字型" style:family="text">
      <style:text-properties style:font-name-asian="華康中黑體"/>
    </style:style>
    <style:style style:name="P232" style:parent-style-name="內文" style:family="paragraph">
      <style:paragraph-properties fo:margin-left="0.1465in" fo:text-indent="-0.1465in">
        <style:tab-stops/>
      </style:paragraph-properties>
    </style:style>
    <style:style style:name="T233" style:parent-style-name="預設段落字型" style:family="text">
      <style:text-properties style:font-name-asian="華康中黑體"/>
    </style:style>
    <style:style style:name="P234" style:parent-style-name="內文" style:family="paragraph">
      <style:paragraph-properties fo:margin-left="0.1465in" fo:text-indent="-0.1465in">
        <style:tab-stops/>
      </style:paragraph-properties>
    </style:style>
    <style:style style:name="T235" style:parent-style-name="預設段落字型" style:family="text">
      <style:text-properties style:font-name-asian="華康中黑體"/>
    </style:style>
    <style:style style:name="P236" style:parent-style-name="內文" style:family="paragraph">
      <style:paragraph-properties fo:margin-left="0.1465in" fo:text-indent="-0.1465in">
        <style:tab-stops/>
      </style:paragraph-properties>
    </style:style>
    <style:style style:name="T237" style:parent-style-name="預設段落字型" style:family="text">
      <style:text-properties style:font-name-asian="華康中黑體"/>
    </style:style>
    <style:style style:name="P238" style:parent-style-name="內文" style:family="paragraph">
      <style:paragraph-properties fo:margin-left="0.1465in" fo:text-indent="-0.1465in">
        <style:tab-stops/>
      </style:paragraph-properties>
    </style:style>
    <style:style style:name="T239" style:parent-style-name="預設段落字型" style:family="text">
      <style:text-properties style:font-name-asian="華康中黑體"/>
    </style:style>
    <style:style style:name="P240" style:parent-style-name="內文" style:family="paragraph">
      <style:paragraph-properties fo:margin-left="0.1465in" fo:text-indent="-0.1465in">
        <style:tab-stops/>
      </style:paragraph-properties>
    </style:style>
    <style:style style:name="T241" style:parent-style-name="預設段落字型" style:family="text">
      <style:text-properties style:font-name-asian="華康中黑體"/>
    </style:style>
    <style:style style:name="P242" style:parent-style-name="內文" style:family="paragraph">
      <style:paragraph-properties fo:margin-left="0.1465in" fo:text-indent="-0.1465in">
        <style:tab-stops/>
      </style:paragraph-properties>
    </style:style>
    <style:style style:name="T243" style:parent-style-name="預設段落字型" style:family="text">
      <style:text-properties style:font-name-asian="華康中黑體"/>
    </style:style>
    <style:style style:name="P244" style:parent-style-name="內文" style:family="paragraph">
      <style:paragraph-properties fo:margin-left="0.1465in" fo:text-indent="-0.1465in">
        <style:tab-stops/>
      </style:paragraph-properties>
    </style:style>
    <style:style style:name="T245" style:parent-style-name="預設段落字型" style:family="text">
      <style:text-properties style:font-name-asian="華康中黑體"/>
    </style:style>
    <style:style style:name="P246" style:parent-style-name="內文" style:family="paragraph">
      <style:paragraph-properties fo:margin-left="0.1465in" fo:text-indent="-0.1465in">
        <style:tab-stops/>
      </style:paragraph-properties>
    </style:style>
    <style:style style:name="T247" style:parent-style-name="預設段落字型" style:family="text">
      <style:text-properties style:font-name-asian="華康中黑體"/>
    </style:style>
    <style:style style:name="P248" style:parent-style-name="內文" style:family="paragraph">
      <style:paragraph-properties fo:margin-left="0.1465in" fo:text-indent="-0.1465in">
        <style:tab-stops/>
      </style:paragraph-properties>
    </style:style>
    <style:style style:name="T249" style:parent-style-name="預設段落字型" style:family="text">
      <style:text-properties style:font-name-asian="華康中黑體"/>
    </style:style>
    <style:style style:name="P250" style:parent-style-name="內文" style:family="paragraph">
      <style:paragraph-properties fo:margin-left="0.1465in" fo:text-indent="-0.1465in">
        <style:tab-stops/>
      </style:paragraph-properties>
    </style:style>
    <style:style style:name="T251" style:parent-style-name="預設段落字型" style:family="text">
      <style:text-properties style:font-name-asian="華康中黑體"/>
    </style:style>
    <style:style style:name="P252" style:parent-style-name="內文" style:family="paragraph">
      <style:paragraph-properties fo:margin-left="0.1465in" fo:text-indent="-0.1465in">
        <style:tab-stops/>
      </style:paragraph-properties>
    </style:style>
    <style:style style:name="T253" style:parent-style-name="預設段落字型" style:family="text">
      <style:text-properties style:font-name-asian="華康中黑體"/>
    </style:style>
    <style:style style:name="P254" style:parent-style-name="內文" style:family="paragraph">
      <style:paragraph-properties fo:margin-left="0.1465in" fo:text-indent="-0.1465in">
        <style:tab-stops/>
      </style:paragraph-properties>
    </style:style>
    <style:style style:name="T255" style:parent-style-name="預設段落字型" style:family="text">
      <style:text-properties style:font-name-asian="華康中黑體"/>
    </style:style>
    <style:style style:name="P256" style:parent-style-name="內文" style:family="paragraph">
      <style:paragraph-properties fo:margin-left="0.1465in" fo:text-indent="-0.1465in">
        <style:tab-stops/>
      </style:paragraph-properties>
    </style:style>
    <style:style style:name="T257" style:parent-style-name="預設段落字型" style:family="text">
      <style:text-properties style:font-name-asian="華康中黑體"/>
    </style:style>
    <style:style style:name="P258" style:parent-style-name="內文" style:family="paragraph">
      <style:paragraph-properties fo:margin-left="0.1465in" fo:text-indent="-0.1465in">
        <style:tab-stops/>
      </style:paragraph-properties>
    </style:style>
    <style:style style:name="T259" style:parent-style-name="預設段落字型" style:family="text">
      <style:text-properties style:font-name-asian="華康中黑體"/>
    </style:style>
    <style:style style:name="P260" style:parent-style-name="內文" style:family="paragraph">
      <style:paragraph-properties fo:margin-left="0.1465in" fo:text-indent="0.1465in">
        <style:tab-stops/>
      </style:paragraph-properties>
    </style:style>
    <style:style style:name="P261" style:parent-style-name="內文" style:family="paragraph">
      <style:paragraph-properties fo:margin-left="0.1465in" fo:text-indent="-0.1465in">
        <style:tab-stops/>
      </style:paragraph-properties>
    </style:style>
    <style:style style:name="T262" style:parent-style-name="預設段落字型" style:family="text">
      <style:text-properties style:font-name-asian="華康中黑體"/>
    </style:style>
    <style:style style:name="P263" style:parent-style-name="內文" style:family="paragraph">
      <style:paragraph-properties fo:margin-left="0.1465in" fo:text-indent="-0.1465in">
        <style:tab-stops/>
      </style:paragraph-properties>
    </style:style>
    <style:style style:name="T264" style:parent-style-name="預設段落字型" style:family="text">
      <style:text-properties style:font-name-asian="華康中黑體"/>
    </style:style>
    <style:style style:name="P265" style:parent-style-name="內文" style:family="paragraph">
      <style:paragraph-properties fo:margin-left="0.1465in" fo:text-indent="0.1465in">
        <style:tab-stops/>
      </style:paragraph-properties>
    </style:style>
    <style:style style:name="P266" style:parent-style-name="內文" style:family="paragraph">
      <style:paragraph-properties fo:margin-left="0.1465in" fo:text-indent="-0.1465in">
        <style:tab-stops/>
      </style:paragraph-properties>
    </style:style>
    <style:style style:name="T267" style:parent-style-name="預設段落字型" style:family="text">
      <style:text-properties style:font-name-asian="華康中黑體"/>
    </style:style>
    <style:style style:name="P268" style:parent-style-name="內文" style:family="paragraph">
      <style:paragraph-properties fo:margin-left="0.1465in" fo:text-indent="-0.1465in">
        <style:tab-stops/>
      </style:paragraph-properties>
    </style:style>
    <style:style style:name="T269" style:parent-style-name="預設段落字型" style:family="text">
      <style:text-properties style:font-name-asian="華康中黑體"/>
    </style:style>
    <style:style style:name="P270" style:parent-style-name="內文" style:family="paragraph">
      <style:paragraph-properties fo:margin-left="0.1465in" fo:text-indent="-0.1465in">
        <style:tab-stops/>
      </style:paragraph-properties>
    </style:style>
    <style:style style:name="T271" style:parent-style-name="預設段落字型" style:family="text">
      <style:text-properties style:font-name-asian="華康中黑體"/>
    </style:style>
    <style:style style:name="P272" style:parent-style-name="內文" style:family="paragraph">
      <style:paragraph-properties fo:margin-left="0.1465in" fo:text-indent="-0.1465in">
        <style:tab-stops/>
      </style:paragraph-properties>
    </style:style>
    <style:style style:name="T273" style:parent-style-name="預設段落字型" style:family="text">
      <style:text-properties style:font-name-asian="華康中黑體"/>
    </style:style>
    <style:style style:name="P274" style:parent-style-name="內文" style:family="paragraph">
      <style:paragraph-properties fo:margin-left="0.1465in" fo:text-indent="-0.1465in">
        <style:tab-stops/>
      </style:paragraph-properties>
    </style:style>
    <style:style style:name="T275" style:parent-style-name="預設段落字型" style:family="text">
      <style:text-properties style:font-name-asian="華康中黑體"/>
    </style:style>
    <style:style style:name="P276" style:parent-style-name="內文" style:family="paragraph">
      <style:paragraph-properties fo:margin-left="0.1465in" fo:text-indent="-0.1465in">
        <style:tab-stops/>
      </style:paragraph-properties>
    </style:style>
    <style:style style:name="T277" style:parent-style-name="預設段落字型" style:family="text">
      <style:text-properties style:font-name-asian="華康中黑體"/>
    </style:style>
    <style:style style:name="P278" style:parent-style-name="內文" style:family="paragraph">
      <style:paragraph-properties fo:margin-left="0.1465in" fo:text-indent="0.1465in">
        <style:tab-stops/>
      </style:paragraph-properties>
    </style:style>
    <style:style style:name="P279" style:parent-style-name="內文" style:family="paragraph">
      <style:paragraph-properties fo:margin-left="0.1465in" fo:text-indent="-0.1465in">
        <style:tab-stops/>
      </style:paragraph-properties>
    </style:style>
    <style:style style:name="T280" style:parent-style-name="預設段落字型" style:family="text">
      <style:text-properties style:font-name-asian="華康中黑體"/>
    </style:style>
    <style:style style:name="P281" style:parent-style-name="內文" style:family="paragraph">
      <style:paragraph-properties fo:margin-left="0.1465in" fo:text-indent="-0.1465in">
        <style:tab-stops/>
      </style:paragraph-properties>
    </style:style>
    <style:style style:name="T282" style:parent-style-name="預設段落字型" style:family="text">
      <style:text-properties style:font-name-asian="華康中黑體"/>
    </style:style>
    <style:style style:name="P283" style:parent-style-name="內文" style:family="paragraph">
      <style:paragraph-properties fo:margin-left="0.1465in" fo:text-indent="-0.1465in">
        <style:tab-stops/>
      </style:paragraph-properties>
    </style:style>
    <style:style style:name="T284" style:parent-style-name="預設段落字型" style:family="text">
      <style:text-properties style:font-name-asian="華康中黑體"/>
    </style:style>
    <style:style style:name="P285" style:parent-style-name="內文" style:family="paragraph">
      <style:paragraph-properties fo:margin-left="0.1465in" fo:text-indent="-0.1465in">
        <style:tab-stops/>
      </style:paragraph-properties>
    </style:style>
    <style:style style:name="T286" style:parent-style-name="預設段落字型" style:family="text">
      <style:text-properties style:font-name-asian="華康中黑體"/>
    </style:style>
    <style:style style:name="P287" style:parent-style-name="內文" style:family="paragraph">
      <style:paragraph-properties fo:margin-left="0.1465in" fo:text-indent="-0.1465in">
        <style:tab-stops/>
      </style:paragraph-properties>
    </style:style>
    <style:style style:name="T288" style:parent-style-name="預設段落字型" style:family="text">
      <style:text-properties style:font-name-asian="華康中黑體"/>
    </style:style>
    <style:style style:name="P289" style:parent-style-name="內文" style:family="paragraph">
      <style:paragraph-properties fo:margin-left="0.1465in" fo:text-indent="0.1465in">
        <style:tab-stops/>
      </style:paragraph-properties>
    </style:style>
    <style:style style:name="P290" style:parent-style-name="內文" style:family="paragraph">
      <style:paragraph-properties fo:margin-left="0.1465in" fo:text-indent="-0.1465in">
        <style:tab-stops/>
      </style:paragraph-properties>
    </style:style>
    <style:style style:name="T291" style:parent-style-name="預設段落字型" style:family="text">
      <style:text-properties style:font-name-asian="華康中黑體"/>
    </style:style>
    <style:style style:name="P292" style:parent-style-name="內文" style:family="paragraph">
      <style:paragraph-properties fo:margin-left="0.1465in" fo:text-indent="-0.1465in">
        <style:tab-stops/>
      </style:paragraph-properties>
    </style:style>
    <style:style style:name="T293" style:parent-style-name="預設段落字型" style:family="text">
      <style:text-properties style:font-name-asian="華康中黑體"/>
    </style:style>
    <style:style style:name="P294" style:parent-style-name="內文" style:family="paragraph">
      <style:paragraph-properties fo:margin-left="0.1465in" fo:text-indent="-0.1465in">
        <style:tab-stops/>
      </style:paragraph-properties>
    </style:style>
    <style:style style:name="T295" style:parent-style-name="預設段落字型" style:family="text">
      <style:text-properties style:font-name-asian="華康中黑體"/>
    </style:style>
    <style:style style:name="P296" style:parent-style-name="內文" style:family="paragraph">
      <style:paragraph-properties fo:margin-left="0.1465in" fo:text-indent="-0.1465in">
        <style:tab-stops/>
      </style:paragraph-properties>
    </style:style>
    <style:style style:name="T297" style:parent-style-name="預設段落字型" style:family="text">
      <style:text-properties style:font-name-asian="華康中黑體"/>
    </style:style>
    <style:style style:name="P298" style:parent-style-name="內文" style:family="paragraph">
      <style:paragraph-properties fo:margin-left="0.1465in" fo:text-indent="-0.1465in">
        <style:tab-stops/>
      </style:paragraph-properties>
    </style:style>
    <style:style style:name="T299" style:parent-style-name="預設段落字型" style:family="text">
      <style:text-properties style:font-name-asian="華康中黑體"/>
    </style:style>
    <style:style style:name="P300" style:parent-style-name="內文" style:family="paragraph">
      <style:paragraph-properties fo:margin-left="0.1465in" fo:text-indent="-0.1465in">
        <style:tab-stops/>
      </style:paragraph-properties>
    </style:style>
    <style:style style:name="T301" style:parent-style-name="預設段落字型" style:family="text">
      <style:text-properties style:font-name-asian="華康中黑體"/>
    </style:style>
    <style:style style:name="P302" style:parent-style-name="內文" style:family="paragraph">
      <style:paragraph-properties fo:margin-left="0.1465in" fo:text-indent="-0.1465in">
        <style:tab-stops/>
      </style:paragraph-properties>
    </style:style>
    <style:style style:name="T303" style:parent-style-name="預設段落字型" style:family="text">
      <style:text-properties style:font-name-asian="華康中黑體"/>
    </style:style>
    <style:style style:name="P304" style:parent-style-name="內文" style:family="paragraph">
      <style:paragraph-properties fo:margin-left="0.1465in" fo:text-indent="-0.1465in">
        <style:tab-stops/>
      </style:paragraph-properties>
    </style:style>
    <style:style style:name="T305" style:parent-style-name="預設段落字型" style:family="text">
      <style:text-properties style:font-name-asian="華康中黑體"/>
    </style:style>
    <style:style style:name="P306" style:parent-style-name="內文" style:family="paragraph">
      <style:paragraph-properties fo:margin-left="0.1465in" fo:text-indent="-0.1465in">
        <style:tab-stops/>
      </style:paragraph-properties>
    </style:style>
    <style:style style:name="T307" style:parent-style-name="預設段落字型" style:family="text">
      <style:text-properties style:font-name-asian="華康中黑體"/>
    </style:style>
    <style:style style:name="P308" style:parent-style-name="內文" style:family="paragraph">
      <style:paragraph-properties fo:margin-left="0.1465in" fo:text-indent="-0.1465in">
        <style:tab-stops/>
      </style:paragraph-properties>
    </style:style>
    <style:style style:name="T309" style:parent-style-name="預設段落字型" style:family="text">
      <style:text-properties style:font-name-asian="華康中黑體"/>
    </style:style>
    <style:style style:name="P310" style:parent-style-name="內文" style:family="paragraph">
      <style:paragraph-properties fo:margin-left="0.1465in" fo:text-indent="-0.1465in">
        <style:tab-stops/>
      </style:paragraph-properties>
    </style:style>
    <style:style style:name="T311" style:parent-style-name="預設段落字型" style:family="text">
      <style:text-properties style:font-name-asian="華康中黑體"/>
    </style:style>
    <style:style style:name="P312" style:parent-style-name="內文" style:family="paragraph">
      <style:paragraph-properties fo:margin-left="0.1465in" fo:text-indent="-0.1465in">
        <style:tab-stops/>
      </style:paragraph-properties>
    </style:style>
    <style:style style:name="T313" style:parent-style-name="預設段落字型" style:family="text">
      <style:text-properties style:font-name-asian="華康中黑體"/>
    </style:style>
    <style:style style:name="P314" style:parent-style-name="內文" style:family="paragraph">
      <style:paragraph-properties fo:margin-left="0.1465in" fo:text-indent="-0.1465in">
        <style:tab-stops/>
      </style:paragraph-properties>
    </style:style>
    <style:style style:name="T315" style:parent-style-name="預設段落字型" style:family="text">
      <style:text-properties style:font-name-asian="華康中黑體"/>
    </style:style>
    <style:style style:name="P316" style:parent-style-name="內文" style:family="paragraph">
      <style:paragraph-properties fo:margin-left="0.1465in" fo:text-indent="-0.1465in">
        <style:tab-stops/>
      </style:paragraph-properties>
    </style:style>
    <style:style style:name="T317" style:parent-style-name="預設段落字型" style:family="text">
      <style:text-properties style:font-name-asian="華康中黑體"/>
    </style:style>
    <style:style style:name="P318" style:parent-style-name="內文" style:family="paragraph">
      <style:paragraph-properties fo:margin-left="0.1465in" fo:text-indent="-0.1465in">
        <style:tab-stops/>
      </style:paragraph-properties>
    </style:style>
    <style:style style:name="T319" style:parent-style-name="預設段落字型" style:family="text">
      <style:text-properties style:font-name-asian="華康中黑體"/>
    </style:style>
    <style:style style:name="P320" style:parent-style-name="內文" style:family="paragraph">
      <style:paragraph-properties fo:margin-left="0.1465in" fo:text-indent="-0.1465in">
        <style:tab-stops/>
      </style:paragraph-properties>
    </style:style>
    <style:style style:name="T321" style:parent-style-name="預設段落字型" style:family="text">
      <style:text-properties style:font-name-asian="華康中黑體"/>
    </style:style>
    <style:style style:name="P322" style:parent-style-name="內文" style:family="paragraph">
      <style:paragraph-properties fo:margin-left="0.1465in" fo:text-indent="-0.1465in">
        <style:tab-stops/>
      </style:paragraph-properties>
    </style:style>
    <style:style style:name="T323" style:parent-style-name="預設段落字型" style:family="text">
      <style:text-properties style:font-name-asian="華康中黑體"/>
    </style:style>
    <style:style style:name="P324" style:parent-style-name="內文" style:family="paragraph">
      <style:paragraph-properties fo:margin-left="0.1465in" fo:text-indent="-0.1465in">
        <style:tab-stops/>
      </style:paragraph-properties>
    </style:style>
    <style:style style:name="T325" style:parent-style-name="預設段落字型" style:family="text">
      <style:text-properties style:font-name-asian="華康中黑體"/>
    </style:style>
    <style:style style:name="P326" style:parent-style-name="內文" style:family="paragraph">
      <style:paragraph-properties fo:margin-left="0.1465in" fo:text-indent="-0.1465in">
        <style:tab-stops/>
      </style:paragraph-properties>
    </style:style>
    <style:style style:name="T327" style:parent-style-name="預設段落字型" style:family="text">
      <style:text-properties style:font-name-asian="華康中黑體"/>
    </style:style>
    <style:style style:name="P328" style:parent-style-name="內文" style:family="paragraph">
      <style:paragraph-properties fo:margin-left="0.1465in" fo:text-indent="-0.1465in">
        <style:tab-stops/>
      </style:paragraph-properties>
    </style:style>
    <style:style style:name="T329" style:parent-style-name="預設段落字型" style:family="text">
      <style:text-properties style:font-name-asian="華康中黑體"/>
    </style:style>
    <style:style style:name="P330" style:parent-style-name="內文" style:family="paragraph">
      <style:paragraph-properties fo:margin-left="0.1465in" fo:text-indent="-0.1465in">
        <style:tab-stops/>
      </style:paragraph-properties>
    </style:style>
    <style:style style:name="T331" style:parent-style-name="預設段落字型" style:family="text">
      <style:text-properties style:font-name-asian="華康中黑體"/>
    </style:style>
    <style:style style:name="P332" style:parent-style-name="內文" style:family="paragraph">
      <style:paragraph-properties fo:margin-left="0.1465in" fo:text-indent="-0.1465in">
        <style:tab-stops/>
      </style:paragraph-properties>
    </style:style>
    <style:style style:name="T333" style:parent-style-name="預設段落字型" style:family="text">
      <style:text-properties style:font-name-asian="華康中黑體"/>
    </style:style>
    <style:style style:name="P334" style:parent-style-name="內文" style:family="paragraph">
      <style:paragraph-properties fo:margin-left="0.1465in" fo:text-indent="-0.1465in">
        <style:tab-stops/>
      </style:paragraph-properties>
    </style:style>
    <style:style style:name="T335" style:parent-style-name="預設段落字型" style:family="text">
      <style:text-properties style:font-name-asian="華康中黑體"/>
    </style:style>
    <style:style style:name="P336" style:parent-style-name="內文" style:family="paragraph">
      <style:paragraph-properties fo:margin-left="0.1465in" fo:text-indent="-0.1465in">
        <style:tab-stops/>
      </style:paragraph-properties>
    </style:style>
    <style:style style:name="T337" style:parent-style-name="預設段落字型" style:family="text">
      <style:text-properties style:font-name-asian="華康中黑體"/>
    </style:style>
    <style:style style:name="P338" style:parent-style-name="內文" style:family="paragraph">
      <style:paragraph-properties fo:margin-left="0.1465in" fo:text-indent="-0.1465in">
        <style:tab-stops/>
      </style:paragraph-properties>
    </style:style>
    <style:style style:name="T339" style:parent-style-name="預設段落字型" style:family="text">
      <style:text-properties style:font-name-asian="華康中黑體"/>
    </style:style>
    <style:style style:name="P340" style:parent-style-name="內文" style:family="paragraph">
      <style:paragraph-properties fo:margin-left="0.1465in" fo:text-indent="-0.1465in">
        <style:tab-stops/>
      </style:paragraph-properties>
    </style:style>
    <style:style style:name="T341" style:parent-style-name="預設段落字型" style:family="text">
      <style:text-properties style:font-name-asian="華康中黑體"/>
    </style:style>
    <style:style style:name="P342" style:parent-style-name="內文" style:family="paragraph">
      <style:paragraph-properties fo:margin-left="0.1465in" fo:text-indent="-0.1465in">
        <style:tab-stops/>
      </style:paragraph-properties>
    </style:style>
    <style:style style:name="T343" style:parent-style-name="預設段落字型" style:family="text">
      <style:text-properties style:font-name-asian="華康中黑體"/>
    </style:style>
    <style:style style:name="P344" style:parent-style-name="內文" style:family="paragraph">
      <style:paragraph-properties fo:margin-left="0.1465in" fo:text-indent="-0.1465in">
        <style:tab-stops/>
      </style:paragraph-properties>
    </style:style>
    <style:style style:name="T345" style:parent-style-name="預設段落字型" style:family="text">
      <style:text-properties style:font-name-asian="華康中黑體"/>
    </style:style>
    <style:style style:name="P346" style:parent-style-name="內文" style:family="paragraph">
      <style:paragraph-properties fo:margin-left="0.1465in" fo:text-indent="-0.1465in">
        <style:tab-stops/>
      </style:paragraph-properties>
    </style:style>
    <style:style style:name="T347" style:parent-style-name="預設段落字型" style:family="text">
      <style:text-properties style:font-name-asian="華康中黑體"/>
    </style:style>
    <style:style style:name="P348" style:parent-style-name="內文" style:family="paragraph">
      <style:paragraph-properties fo:margin-left="0.1465in" fo:text-indent="-0.1465in">
        <style:tab-stops/>
      </style:paragraph-properties>
    </style:style>
    <style:style style:name="T349" style:parent-style-name="預設段落字型" style:family="text">
      <style:text-properties style:font-name-asian="華康中黑體"/>
    </style:style>
    <style:style style:name="P350" style:parent-style-name="內文" style:family="paragraph">
      <style:paragraph-properties fo:margin-left="0.1465in" fo:text-indent="0.1465in">
        <style:tab-stops/>
      </style:paragraph-properties>
    </style:style>
    <style:style style:name="P351" style:parent-style-name="內文" style:family="paragraph">
      <style:paragraph-properties fo:margin-left="0.1465in" fo:text-indent="-0.1465in">
        <style:tab-stops/>
      </style:paragraph-properties>
    </style:style>
    <style:style style:name="T352" style:parent-style-name="預設段落字型" style:family="text">
      <style:text-properties style:font-name-asian="華康中黑體"/>
    </style:style>
    <style:style style:name="P353" style:parent-style-name="內文" style:family="paragraph">
      <style:paragraph-properties fo:margin-left="0.1465in" fo:text-indent="0.1465in">
        <style:tab-stops/>
      </style:paragraph-properties>
    </style:style>
    <style:style style:name="P354" style:parent-style-name="內文" style:family="paragraph">
      <style:paragraph-properties fo:margin-left="0.1465in" fo:text-indent="0.1465in">
        <style:tab-stops/>
      </style:paragraph-properties>
    </style:style>
    <style:style style:name="P355" style:parent-style-name="內文" style:family="paragraph">
      <style:paragraph-properties fo:margin-left="0.1465in" fo:text-indent="0.1465in">
        <style:tab-stops/>
      </style:paragraph-properties>
    </style:style>
    <style:style style:name="P356" style:parent-style-name="內文" style:family="paragraph">
      <style:paragraph-properties fo:margin-left="0.1465in" fo:text-indent="-0.1465in">
        <style:tab-stops/>
      </style:paragraph-properties>
    </style:style>
    <style:style style:name="T357" style:parent-style-name="預設段落字型" style:family="text">
      <style:text-properties style:font-name-asian="華康中黑體"/>
    </style:style>
    <style:style style:name="P358" style:parent-style-name="內文" style:family="paragraph">
      <style:paragraph-properties fo:margin-left="0.1465in" fo:text-indent="-0.1465in">
        <style:tab-stops/>
      </style:paragraph-properties>
    </style:style>
    <style:style style:name="T359" style:parent-style-name="預設段落字型" style:family="text">
      <style:text-properties style:font-name-asian="華康中黑體"/>
    </style:style>
    <style:style style:name="P360" style:parent-style-name="內文" style:family="paragraph">
      <style:paragraph-properties fo:margin-left="0.1465in" fo:text-indent="-0.1465in">
        <style:tab-stops/>
      </style:paragraph-properties>
    </style:style>
    <style:style style:name="T361" style:parent-style-name="預設段落字型" style:family="text">
      <style:text-properties style:font-name-asian="華康中黑體"/>
    </style:style>
    <style:style style:name="P362" style:parent-style-name="內文" style:family="paragraph">
      <style:paragraph-properties fo:margin-left="0.1465in" fo:text-indent="-0.1465in">
        <style:tab-stops/>
      </style:paragraph-properties>
    </style:style>
    <style:style style:name="T363" style:parent-style-name="預設段落字型" style:family="text">
      <style:text-properties style:font-name-asian="華康中黑體"/>
    </style:style>
    <style:style style:name="P364" style:parent-style-name="內文" style:family="paragraph">
      <style:paragraph-properties fo:margin-left="0.1465in" fo:text-indent="-0.1465in">
        <style:tab-stops/>
      </style:paragraph-properties>
    </style:style>
    <style:style style:name="T365" style:parent-style-name="預設段落字型" style:family="text">
      <style:text-properties style:font-name-asian="華康中黑體"/>
    </style:style>
    <style:style style:name="P366" style:parent-style-name="內文" style:family="paragraph">
      <style:paragraph-properties fo:margin-left="0.1465in" fo:text-indent="0.1465in">
        <style:tab-stops/>
      </style:paragraph-properties>
    </style:style>
    <style:style style:name="P367" style:parent-style-name="內文" style:family="paragraph">
      <style:paragraph-properties fo:margin-left="0.1465in" fo:text-indent="-0.1465in">
        <style:tab-stops/>
      </style:paragraph-properties>
    </style:style>
    <style:style style:name="T368" style:parent-style-name="預設段落字型" style:family="text">
      <style:text-properties style:font-name-asian="華康中黑體"/>
    </style:style>
    <style:style style:name="P369" style:parent-style-name="內文" style:family="paragraph">
      <style:paragraph-properties fo:margin-left="0.1465in" fo:text-indent="0.1465in">
        <style:tab-stops/>
      </style:paragraph-properties>
    </style:style>
    <style:style style:name="P370" style:parent-style-name="內文" style:family="paragraph">
      <style:paragraph-properties fo:margin-left="0.1465in" fo:text-indent="-0.1465in">
        <style:tab-stops/>
      </style:paragraph-properties>
    </style:style>
    <style:style style:name="T371" style:parent-style-name="預設段落字型" style:family="text">
      <style:text-properties style:font-name-asian="華康中黑體"/>
    </style:style>
    <style:style style:name="P372" style:parent-style-name="內文" style:family="paragraph">
      <style:paragraph-properties fo:margin-left="0.1465in" fo:text-indent="0.1465in">
        <style:tab-stops/>
      </style:paragraph-properties>
    </style:style>
    <style:style style:name="P373" style:parent-style-name="內文" style:family="paragraph">
      <style:paragraph-properties fo:margin-left="0.1465in" fo:text-indent="-0.1465in">
        <style:tab-stops/>
      </style:paragraph-properties>
    </style:style>
    <style:style style:name="T374" style:parent-style-name="預設段落字型" style:family="text">
      <style:text-properties style:font-name-asian="華康中黑體"/>
    </style:style>
    <style:style style:name="P375" style:parent-style-name="內文" style:family="paragraph">
      <style:paragraph-properties fo:margin-left="0.1465in" fo:text-indent="-0.1465in">
        <style:tab-stops/>
      </style:paragraph-properties>
    </style:style>
    <style:style style:name="T376" style:parent-style-name="預設段落字型" style:family="text">
      <style:text-properties style:font-name-asian="華康中黑體"/>
    </style:style>
    <style:style style:name="P377" style:parent-style-name="內文" style:family="paragraph">
      <style:paragraph-properties fo:margin-left="0.1465in" fo:text-indent="-0.1465in">
        <style:tab-stops/>
      </style:paragraph-properties>
    </style:style>
    <style:style style:name="T378" style:parent-style-name="預設段落字型" style:family="text">
      <style:text-properties style:font-name-asian="華康中黑體"/>
    </style:style>
    <style:style style:name="P379" style:parent-style-name="內文" style:family="paragraph">
      <style:paragraph-properties fo:margin-left="0.1465in" fo:text-indent="-0.1465in">
        <style:tab-stops/>
      </style:paragraph-properties>
    </style:style>
    <style:style style:name="T380" style:parent-style-name="預設段落字型" style:family="text">
      <style:text-properties style:font-name-asian="華康中黑體"/>
    </style:style>
    <style:style style:name="P381" style:parent-style-name="內文" style:family="paragraph">
      <style:paragraph-properties fo:margin-left="0.1465in" fo:text-indent="-0.1465in">
        <style:tab-stops/>
      </style:paragraph-properties>
    </style:style>
    <style:style style:name="T382" style:parent-style-name="預設段落字型" style:family="text">
      <style:text-properties style:font-name-asian="華康中黑體"/>
    </style:style>
    <style:style style:name="P383" style:parent-style-name="內文" style:family="paragraph">
      <style:paragraph-properties fo:margin-left="0.1465in" fo:text-indent="-0.1465in">
        <style:tab-stops/>
      </style:paragraph-properties>
    </style:style>
    <style:style style:name="T384" style:parent-style-name="預設段落字型" style:family="text">
      <style:text-properties style:font-name-asian="華康中黑體"/>
    </style:style>
    <style:style style:name="P385" style:parent-style-name="內文" style:family="paragraph">
      <style:paragraph-properties fo:margin-left="0.1465in" fo:text-indent="-0.1465in">
        <style:tab-stops/>
      </style:paragraph-properties>
    </style:style>
    <style:style style:name="T386" style:parent-style-name="預設段落字型" style:family="text">
      <style:text-properties style:font-name-asian="華康中黑體"/>
    </style:style>
    <style:style style:name="P387" style:parent-style-name="內文" style:family="paragraph">
      <style:paragraph-properties fo:margin-left="0.1465in" fo:text-indent="-0.1465in">
        <style:tab-stops/>
      </style:paragraph-properties>
    </style:style>
    <style:style style:name="T388" style:parent-style-name="預設段落字型" style:family="text">
      <style:text-properties style:font-name-asian="華康中黑體"/>
    </style:style>
    <style:style style:name="P389" style:parent-style-name="內文" style:family="paragraph">
      <style:paragraph-properties fo:margin-left="0.1465in" fo:text-indent="-0.1465in">
        <style:tab-stops/>
      </style:paragraph-properties>
    </style:style>
    <style:style style:name="T390" style:parent-style-name="預設段落字型" style:family="text">
      <style:text-properties style:font-name-asian="華康中黑體"/>
    </style:style>
    <style:style style:name="P391" style:parent-style-name="內文" style:family="paragraph">
      <style:paragraph-properties fo:margin-left="0.1465in" fo:text-indent="-0.1465in">
        <style:tab-stops/>
      </style:paragraph-properties>
    </style:style>
    <style:style style:name="T392" style:parent-style-name="預設段落字型" style:family="text">
      <style:text-properties style:font-name-asian="華康中黑體"/>
    </style:style>
    <style:style style:name="P393" style:parent-style-name="內文" style:family="paragraph">
      <style:paragraph-properties fo:margin-left="0.1465in" fo:text-indent="-0.1465in">
        <style:tab-stops/>
      </style:paragraph-properties>
    </style:style>
    <style:style style:name="T394" style:parent-style-name="預設段落字型" style:family="text">
      <style:text-properties style:font-name-asian="華康中黑體"/>
    </style:style>
    <style:style style:name="P395" style:parent-style-name="內文" style:family="paragraph">
      <style:paragraph-properties fo:margin-left="0.1465in" fo:text-indent="-0.1465in">
        <style:tab-stops/>
      </style:paragraph-properties>
    </style:style>
    <style:style style:name="T396" style:parent-style-name="預設段落字型" style:family="text">
      <style:text-properties style:font-name-asian="華康中黑體"/>
    </style:style>
    <style:style style:name="P397" style:parent-style-name="內文" style:family="paragraph">
      <style:paragraph-properties fo:margin-left="0.1465in" fo:text-indent="-0.1465in">
        <style:tab-stops/>
      </style:paragraph-properties>
    </style:style>
    <style:style style:name="T398" style:parent-style-name="預設段落字型" style:family="text">
      <style:text-properties style:font-name-asian="華康中黑體"/>
    </style:style>
    <style:style style:name="P399" style:parent-style-name="內文" style:family="paragraph">
      <style:paragraph-properties fo:margin-left="0.1465in" fo:text-indent="-0.1465in">
        <style:tab-stops/>
      </style:paragraph-properties>
    </style:style>
    <style:style style:name="T400" style:parent-style-name="預設段落字型" style:family="text">
      <style:text-properties style:font-name-asian="華康中黑體"/>
    </style:style>
    <style:style style:name="P401" style:parent-style-name="內文" style:family="paragraph">
      <style:paragraph-properties fo:margin-left="0.1465in" fo:text-indent="-0.1465in">
        <style:tab-stops/>
      </style:paragraph-properties>
    </style:style>
    <style:style style:name="T402" style:parent-style-name="預設段落字型" style:family="text">
      <style:text-properties style:font-name-asian="華康中黑體"/>
    </style:style>
    <style:style style:name="P403" style:parent-style-name="內文" style:family="paragraph">
      <style:paragraph-properties fo:margin-left="0.1465in" fo:text-indent="-0.1465in">
        <style:tab-stops/>
      </style:paragraph-properties>
    </style:style>
    <style:style style:name="T404" style:parent-style-name="預設段落字型" style:family="text">
      <style:text-properties style:font-name-asian="華康中黑體"/>
    </style:style>
    <style:style style:name="P405" style:parent-style-name="內文" style:family="paragraph">
      <style:paragraph-properties fo:margin-left="0.1465in" fo:text-indent="-0.1465in">
        <style:tab-stops/>
      </style:paragraph-properties>
    </style:style>
    <style:style style:name="T406" style:parent-style-name="預設段落字型" style:family="text">
      <style:text-properties style:font-name-asian="華康中黑體"/>
    </style:style>
    <style:style style:name="P407" style:parent-style-name="內文" style:family="paragraph">
      <style:paragraph-properties fo:margin-left="0.1465in" fo:text-indent="-0.1465in">
        <style:tab-stops/>
      </style:paragraph-properties>
    </style:style>
    <style:style style:name="T408" style:parent-style-name="預設段落字型" style:family="text">
      <style:text-properties style:font-name-asian="華康中黑體"/>
    </style:style>
    <style:style style:name="P409" style:parent-style-name="內文" style:family="paragraph">
      <style:paragraph-properties fo:margin-left="0.1465in" fo:text-indent="-0.1465in">
        <style:tab-stops/>
      </style:paragraph-properties>
    </style:style>
    <style:style style:name="T410" style:parent-style-name="預設段落字型" style:family="text">
      <style:text-properties style:font-name-asian="華康中黑體"/>
    </style:style>
    <style:style style:name="P411" style:parent-style-name="內文" style:family="paragraph">
      <style:paragraph-properties fo:margin-left="0.1465in" fo:text-indent="-0.1465in">
        <style:tab-stops/>
      </style:paragraph-properties>
    </style:style>
    <style:style style:name="T412" style:parent-style-name="預設段落字型" style:family="text">
      <style:text-properties style:font-name-asian="華康中黑體"/>
    </style:style>
    <style:style style:name="P413" style:parent-style-name="內文" style:family="paragraph">
      <style:paragraph-properties fo:margin-left="0.1465in" fo:text-indent="-0.1465in">
        <style:tab-stops/>
      </style:paragraph-properties>
    </style:style>
    <style:style style:name="T414" style:parent-style-name="預設段落字型" style:family="text">
      <style:text-properties style:font-name-asian="華康中黑體"/>
    </style:style>
    <style:style style:name="P415" style:parent-style-name="內文" style:family="paragraph">
      <style:paragraph-properties fo:margin-left="0.1465in" fo:text-indent="-0.1465in">
        <style:tab-stops/>
      </style:paragraph-properties>
    </style:style>
    <style:style style:name="T416" style:parent-style-name="預設段落字型" style:family="text">
      <style:text-properties style:font-name-asian="華康中黑體"/>
    </style:style>
    <style:style style:name="P417" style:parent-style-name="內文" style:family="paragraph">
      <style:paragraph-properties fo:margin-left="0.1465in" fo:text-indent="-0.1465in">
        <style:tab-stops/>
      </style:paragraph-properties>
    </style:style>
    <style:style style:name="T418" style:parent-style-name="預設段落字型" style:family="text">
      <style:text-properties style:font-name-asian="華康中黑體"/>
    </style:style>
    <style:style style:name="P419" style:parent-style-name="內文" style:family="paragraph">
      <style:paragraph-properties fo:margin-left="0.1465in" fo:text-indent="-0.1465in">
        <style:tab-stops/>
      </style:paragraph-properties>
    </style:style>
    <style:style style:name="T420" style:parent-style-name="預設段落字型" style:family="text">
      <style:text-properties style:font-name-asian="華康中黑體"/>
    </style:style>
    <style:style style:name="P421" style:parent-style-name="內文" style:family="paragraph">
      <style:paragraph-properties fo:margin-left="0.1465in" fo:text-indent="-0.1465in">
        <style:tab-stops/>
      </style:paragraph-properties>
    </style:style>
    <style:style style:name="T422" style:parent-style-name="預設段落字型" style:family="text">
      <style:text-properties style:font-name-asian="華康中黑體"/>
    </style:style>
    <style:style style:name="P423" style:parent-style-name="內文" style:family="paragraph">
      <style:paragraph-properties fo:margin-left="0.1465in" fo:text-indent="-0.1465in">
        <style:tab-stops/>
      </style:paragraph-properties>
    </style:style>
    <style:style style:name="T424" style:parent-style-name="預設段落字型" style:family="text">
      <style:text-properties style:font-name-asian="華康中黑體"/>
    </style:style>
    <style:style style:name="P425" style:parent-style-name="內文" style:family="paragraph">
      <style:paragraph-properties fo:margin-left="0.1465in" fo:text-indent="-0.1465in">
        <style:tab-stops/>
      </style:paragraph-properties>
    </style:style>
    <style:style style:name="T426" style:parent-style-name="預設段落字型" style:family="text">
      <style:text-properties style:font-name-asian="華康中黑體"/>
    </style:style>
    <style:style style:name="P427" style:parent-style-name="內文" style:family="paragraph">
      <style:paragraph-properties fo:margin-left="0.1465in" fo:text-indent="-0.1465in">
        <style:tab-stops/>
      </style:paragraph-properties>
    </style:style>
    <style:style style:name="T428" style:parent-style-name="預設段落字型" style:family="text">
      <style:text-properties style:font-name-asian="華康中黑體"/>
    </style:style>
    <style:style style:name="P429" style:parent-style-name="內文" style:family="paragraph">
      <style:paragraph-properties fo:margin-left="0.1465in" fo:text-indent="-0.1465in">
        <style:tab-stops/>
      </style:paragraph-properties>
    </style:style>
    <style:style style:name="T430" style:parent-style-name="預設段落字型" style:family="text">
      <style:text-properties style:font-name-asian="華康中黑體"/>
    </style:style>
    <style:style style:name="P431" style:parent-style-name="內文" style:family="paragraph">
      <style:paragraph-properties fo:margin-left="0.1465in" fo:text-indent="-0.1465in">
        <style:tab-stops/>
      </style:paragraph-properties>
    </style:style>
    <style:style style:name="T432" style:parent-style-name="預設段落字型" style:family="text">
      <style:text-properties style:font-name-asian="華康中黑體"/>
    </style:style>
    <style:style style:name="T433" style:parent-style-name="預設段落字型" style:family="text">
      <style:text-properties fo:font-weight="bold" style:font-weight-asian="bold" fo:font-size="11pt" style:font-size-asian="11pt" style:font-size-complex="11pt"/>
    </style:style>
    <style:style style:name="T434" style:parent-style-name="預設段落字型" style:family="text">
      <style:text-properties style:font-name-asian="華康中黑體"/>
    </style:style>
    <style:style style:name="P435" style:parent-style-name="內文" style:family="paragraph">
      <style:paragraph-properties fo:margin-left="0.1465in" fo:text-indent="-0.1465in">
        <style:tab-stops/>
      </style:paragraph-properties>
    </style:style>
    <style:style style:name="T436" style:parent-style-name="預設段落字型" style:family="text">
      <style:text-properties style:font-name-asian="華康中黑體"/>
    </style:style>
    <style:style style:name="P437" style:parent-style-name="內文" style:family="paragraph">
      <style:paragraph-properties fo:margin-left="0.1465in" fo:text-indent="-0.1465in">
        <style:tab-stops/>
      </style:paragraph-properties>
    </style:style>
    <style:style style:name="T438" style:parent-style-name="預設段落字型" style:family="text">
      <style:text-properties style:font-name-asian="華康中黑體"/>
    </style:style>
    <style:style style:name="T439" style:parent-style-name="預設段落字型" style:family="text">
      <style:text-properties fo:font-weight="bold" style:font-weight-asian="bold" fo:font-size="11pt" style:font-size-asian="11pt" style:font-size-complex="11pt"/>
    </style:style>
    <style:style style:name="T440" style:parent-style-name="預設段落字型" style:family="text">
      <style:text-properties style:font-name-asian="華康中黑體"/>
    </style:style>
    <style:style style:name="P441" style:parent-style-name="內文" style:family="paragraph">
      <style:paragraph-properties fo:margin-left="0.1465in" fo:text-indent="-0.1465in">
        <style:tab-stops/>
      </style:paragraph-properties>
    </style:style>
    <style:style style:name="T442" style:parent-style-name="預設段落字型" style:family="text">
      <style:text-properties style:font-name-asian="華康中黑體"/>
    </style:style>
    <style:style style:name="P443" style:parent-style-name="內文" style:family="paragraph">
      <style:paragraph-properties fo:margin-left="0.1465in" fo:text-indent="-0.1465in">
        <style:tab-stops/>
      </style:paragraph-properties>
    </style:style>
    <style:style style:name="T444" style:parent-style-name="預設段落字型" style:family="text">
      <style:text-properties style:font-name-asian="華康中黑體"/>
    </style:style>
    <style:style style:name="T445" style:parent-style-name="預設段落字型" style:family="text">
      <style:text-properties fo:font-weight="bold" style:font-weight-asian="bold" fo:font-size="11pt" style:font-size-asian="11pt" style:font-size-complex="11pt"/>
    </style:style>
    <style:style style:name="T446" style:parent-style-name="預設段落字型" style:family="text">
      <style:text-properties style:font-name-asian="華康中黑體"/>
    </style:style>
    <style:style style:name="P447" style:parent-style-name="內文" style:family="paragraph">
      <style:paragraph-properties fo:margin-left="0.1465in" fo:text-indent="-0.1465in">
        <style:tab-stops/>
      </style:paragraph-properties>
    </style:style>
    <style:style style:name="T448" style:parent-style-name="預設段落字型" style:family="text">
      <style:text-properties style:font-name-asian="華康中黑體"/>
    </style:style>
    <style:style style:name="P449" style:parent-style-name="內文" style:family="paragraph">
      <style:paragraph-properties fo:margin-left="0.1465in" fo:text-indent="-0.1465in">
        <style:tab-stops/>
      </style:paragraph-properties>
    </style:style>
    <style:style style:name="T450" style:parent-style-name="預設段落字型" style:family="text">
      <style:text-properties style:font-name-asian="華康中黑體"/>
    </style:style>
    <style:style style:name="P451" style:parent-style-name="內文" style:family="paragraph">
      <style:paragraph-properties fo:margin-left="0.1465in" fo:text-indent="-0.1465in">
        <style:tab-stops/>
      </style:paragraph-properties>
    </style:style>
    <style:style style:name="T452" style:parent-style-name="預設段落字型" style:family="text">
      <style:text-properties style:font-name-asian="華康中黑體"/>
    </style:style>
    <style:style style:name="P453" style:parent-style-name="內文" style:family="paragraph">
      <style:paragraph-properties fo:margin-left="0.1465in" fo:text-indent="-0.1465in">
        <style:tab-stops/>
      </style:paragraph-properties>
    </style:style>
    <style:style style:name="T454" style:parent-style-name="預設段落字型" style:family="text">
      <style:text-properties style:font-name-asian="華康中黑體"/>
    </style:style>
    <style:style style:name="T455" style:parent-style-name="預設段落字型" style:family="text">
      <style:text-properties fo:font-weight="bold" style:font-weight-asian="bold" fo:font-size="11pt" style:font-size-asian="11pt" style:font-size-complex="11pt"/>
    </style:style>
    <style:style style:name="T456" style:parent-style-name="預設段落字型" style:family="text">
      <style:text-properties style:font-name-asian="華康中黑體"/>
    </style:style>
    <style:style style:name="P457" style:parent-style-name="內文" style:family="paragraph">
      <style:paragraph-properties fo:margin-left="0.1465in" fo:text-indent="-0.1465in">
        <style:tab-stops/>
      </style:paragraph-properties>
    </style:style>
    <style:style style:name="T458" style:parent-style-name="預設段落字型" style:family="text">
      <style:text-properties style:font-name-asian="華康中黑體"/>
    </style:style>
    <style:style style:name="P459" style:parent-style-name="內文" style:family="paragraph">
      <style:paragraph-properties fo:margin-left="0.1465in" fo:text-indent="-0.1465in">
        <style:tab-stops/>
      </style:paragraph-properties>
    </style:style>
    <style:style style:name="T460" style:parent-style-name="預設段落字型" style:family="text">
      <style:text-properties style:font-name-asian="華康中黑體"/>
    </style:style>
    <style:style style:name="T461" style:parent-style-name="預設段落字型" style:family="text">
      <style:text-properties fo:font-weight="bold" style:font-weight-asian="bold" fo:font-size="11pt" style:font-size-asian="11pt" style:font-size-complex="11pt"/>
    </style:style>
    <style:style style:name="T462" style:parent-style-name="預設段落字型" style:family="text">
      <style:text-properties style:font-name-asian="華康中黑體"/>
    </style:style>
    <style:style style:name="P463" style:parent-style-name="內文" style:family="paragraph">
      <style:paragraph-properties fo:margin-left="0.1465in" fo:text-indent="-0.1465in">
        <style:tab-stops/>
      </style:paragraph-properties>
    </style:style>
    <style:style style:name="T464" style:parent-style-name="預設段落字型" style:family="text">
      <style:text-properties style:font-name-asian="華康中黑體"/>
    </style:style>
    <style:style style:name="P465" style:parent-style-name="內文" style:family="paragraph">
      <style:paragraph-properties fo:margin-left="0.1465in" fo:text-indent="-0.1465in">
        <style:tab-stops/>
      </style:paragraph-properties>
    </style:style>
    <style:style style:name="T466" style:parent-style-name="預設段落字型" style:family="text">
      <style:text-properties style:font-name-asian="華康中黑體"/>
    </style:style>
    <style:style style:name="P467" style:parent-style-name="內文" style:family="paragraph">
      <style:paragraph-properties fo:margin-left="0.1465in" fo:text-indent="-0.1465in">
        <style:tab-stops/>
      </style:paragraph-properties>
    </style:style>
    <style:style style:name="T468" style:parent-style-name="預設段落字型" style:family="text">
      <style:text-properties style:font-name-asian="華康中黑體"/>
    </style:style>
    <style:style style:name="P469" style:parent-style-name="內文" style:family="paragraph">
      <style:paragraph-properties fo:margin-left="0.1465in" fo:text-indent="0.1465in">
        <style:tab-stops/>
      </style:paragraph-properties>
    </style:style>
    <style:style style:name="P470" style:parent-style-name="內文" style:family="paragraph">
      <style:paragraph-properties fo:margin-left="0.1465in" fo:text-indent="-0.1465in">
        <style:tab-stops/>
      </style:paragraph-properties>
    </style:style>
    <style:style style:name="T471" style:parent-style-name="預設段落字型" style:family="text">
      <style:text-properties style:font-name-asian="華康中黑體"/>
    </style:style>
    <style:style style:name="P472" style:parent-style-name="內文" style:family="paragraph">
      <style:paragraph-properties fo:margin-left="0.1465in" fo:text-indent="-0.1465in">
        <style:tab-stops/>
      </style:paragraph-properties>
    </style:style>
    <style:style style:name="T473" style:parent-style-name="預設段落字型" style:family="text">
      <style:text-properties style:font-name-asian="華康中黑體"/>
    </style:style>
    <style:style style:name="P474" style:parent-style-name="內文" style:family="paragraph">
      <style:paragraph-properties fo:margin-left="0.1465in" fo:text-indent="-0.1465in">
        <style:tab-stops/>
      </style:paragraph-properties>
    </style:style>
    <style:style style:name="T475" style:parent-style-name="預設段落字型" style:family="text">
      <style:text-properties style:font-name-asian="華康中黑體"/>
    </style:style>
    <style:style style:name="P476" style:parent-style-name="內文" style:family="paragraph">
      <style:paragraph-properties fo:margin-left="0.1465in" fo:text-indent="-0.1465in">
        <style:tab-stops/>
      </style:paragraph-properties>
    </style:style>
    <style:style style:name="T477" style:parent-style-name="預設段落字型" style:family="text">
      <style:text-properties style:font-name-asian="華康中黑體"/>
    </style:style>
    <style:style style:name="P478" style:parent-style-name="內文" style:family="paragraph">
      <style:paragraph-properties fo:margin-left="0.1465in" fo:text-indent="-0.1465in">
        <style:tab-stops/>
      </style:paragraph-properties>
    </style:style>
    <style:style style:name="T479" style:parent-style-name="預設段落字型" style:family="text">
      <style:text-properties style:font-name-asian="華康中黑體"/>
    </style:style>
    <style:style style:name="P480" style:parent-style-name="內文" style:family="paragraph">
      <style:paragraph-properties fo:margin-left="0.1465in" fo:text-indent="-0.1465in">
        <style:tab-stops/>
      </style:paragraph-properties>
    </style:style>
    <style:style style:name="T481" style:parent-style-name="預設段落字型" style:family="text">
      <style:text-properties style:font-name-asian="華康中黑體"/>
    </style:style>
    <style:style style:name="P482" style:parent-style-name="內文" style:family="paragraph">
      <style:paragraph-properties fo:margin-left="0.1465in" fo:text-indent="-0.1465in">
        <style:tab-stops/>
      </style:paragraph-properties>
    </style:style>
    <style:style style:name="T483" style:parent-style-name="預設段落字型" style:family="text">
      <style:text-properties style:font-name-asian="華康中黑體"/>
    </style:style>
    <style:style style:name="P484" style:parent-style-name="內文" style:family="paragraph">
      <style:paragraph-properties fo:margin-left="0.1465in" fo:text-indent="-0.1465in">
        <style:tab-stops/>
      </style:paragraph-properties>
    </style:style>
    <style:style style:name="T485" style:parent-style-name="預設段落字型" style:family="text">
      <style:text-properties style:font-name-asian="華康中黑體"/>
    </style:style>
    <style:style style:name="P486" style:parent-style-name="內文" style:family="paragraph">
      <style:paragraph-properties fo:margin-left="0.1465in" fo:text-indent="-0.1465in">
        <style:tab-stops/>
      </style:paragraph-properties>
    </style:style>
    <style:style style:name="T487" style:parent-style-name="預設段落字型" style:family="text">
      <style:text-properties style:font-name-asian="華康中黑體"/>
    </style:style>
    <style:style style:name="P488" style:parent-style-name="內文" style:family="paragraph">
      <style:paragraph-properties fo:margin-left="0.1465in" fo:text-indent="0.1465in">
        <style:tab-stops/>
      </style:paragraph-properties>
    </style:style>
    <style:style style:name="P489" style:parent-style-name="內文" style:family="paragraph">
      <style:paragraph-properties fo:margin-left="0.1465in" fo:text-indent="-0.1465in">
        <style:tab-stops/>
      </style:paragraph-properties>
    </style:style>
    <style:style style:name="T490" style:parent-style-name="預設段落字型" style:family="text">
      <style:text-properties style:font-name-asian="華康中黑體"/>
    </style:style>
    <style:style style:name="P491" style:parent-style-name="內文" style:family="paragraph">
      <style:paragraph-properties fo:margin-left="0.1465in" fo:text-indent="-0.1465in">
        <style:tab-stops/>
      </style:paragraph-properties>
    </style:style>
    <style:style style:name="T492" style:parent-style-name="預設段落字型" style:family="text">
      <style:text-properties style:font-name-asian="華康中黑體"/>
    </style:style>
    <style:style style:name="P493" style:parent-style-name="內文" style:family="paragraph">
      <style:paragraph-properties fo:margin-left="0.1465in" fo:text-indent="-0.1465in">
        <style:tab-stops/>
      </style:paragraph-properties>
    </style:style>
    <style:style style:name="T494" style:parent-style-name="預設段落字型" style:family="text">
      <style:text-properties style:font-name-asian="華康中黑體"/>
    </style:style>
    <style:style style:name="P495" style:parent-style-name="內文" style:family="paragraph">
      <style:paragraph-properties fo:margin-left="0.1465in" fo:text-indent="-0.1465in">
        <style:tab-stops/>
      </style:paragraph-properties>
    </style:style>
    <style:style style:name="T496" style:parent-style-name="預設段落字型" style:family="text">
      <style:text-properties style:font-name-asian="華康中黑體"/>
    </style:style>
    <style:style style:name="P497" style:parent-style-name="內文" style:family="paragraph">
      <style:paragraph-properties fo:margin-left="0.1465in" fo:text-indent="-0.1465in">
        <style:tab-stops/>
      </style:paragraph-properties>
    </style:style>
    <style:style style:name="T498" style:parent-style-name="預設段落字型" style:family="text">
      <style:text-properties style:font-name-asian="華康中黑體"/>
    </style:style>
    <style:style style:name="P499" style:parent-style-name="內文" style:family="paragraph">
      <style:paragraph-properties fo:margin-left="0.1465in" fo:text-indent="-0.1465in">
        <style:tab-stops/>
      </style:paragraph-properties>
    </style:style>
    <style:style style:name="T500" style:parent-style-name="預設段落字型" style:family="text">
      <style:text-properties style:font-name-asian="華康中黑體"/>
    </style:style>
    <style:style style:name="P501" style:parent-style-name="內文" style:family="paragraph">
      <style:paragraph-properties fo:margin-left="0.1465in" fo:text-indent="-0.1465in">
        <style:tab-stops/>
      </style:paragraph-properties>
    </style:style>
    <style:style style:name="T502" style:parent-style-name="預設段落字型" style:family="text">
      <style:text-properties style:font-name-asian="華康中黑體"/>
    </style:style>
    <style:style style:name="P503" style:parent-style-name="內文" style:family="paragraph">
      <style:paragraph-properties fo:margin-left="0.1465in" fo:text-indent="-0.1465in">
        <style:tab-stops/>
      </style:paragraph-properties>
    </style:style>
    <style:style style:name="T504" style:parent-style-name="預設段落字型" style:family="text">
      <style:text-properties style:font-name-asian="華康中黑體"/>
    </style:style>
    <style:style style:name="P505" style:parent-style-name="內文" style:family="paragraph">
      <style:paragraph-properties fo:margin-left="0.1465in" fo:text-indent="-0.1465in">
        <style:tab-stops/>
      </style:paragraph-properties>
    </style:style>
    <style:style style:name="T506" style:parent-style-name="預設段落字型" style:family="text">
      <style:text-properties style:font-name-asian="華康中黑體"/>
    </style:style>
    <style:style style:name="P507" style:parent-style-name="內文" style:family="paragraph">
      <style:paragraph-properties fo:margin-left="0.1465in" fo:text-indent="-0.1465in">
        <style:tab-stops/>
      </style:paragraph-properties>
    </style:style>
    <style:style style:name="T508" style:parent-style-name="預設段落字型" style:family="text">
      <style:text-properties style:font-name-asian="華康中黑體"/>
    </style:style>
    <style:style style:name="P509" style:parent-style-name="內文" style:family="paragraph">
      <style:paragraph-properties fo:margin-left="0.1465in" fo:text-indent="-0.1465in">
        <style:tab-stops/>
      </style:paragraph-properties>
    </style:style>
    <style:style style:name="T510" style:parent-style-name="預設段落字型" style:family="text">
      <style:text-properties style:font-name-asian="華康中黑體"/>
    </style:style>
    <style:style style:name="P511" style:parent-style-name="內文" style:family="paragraph">
      <style:paragraph-properties fo:margin-left="0.1465in" fo:text-indent="-0.1465in">
        <style:tab-stops/>
      </style:paragraph-properties>
    </style:style>
    <style:style style:name="T512" style:parent-style-name="預設段落字型" style:family="text">
      <style:text-properties style:font-name-asian="華康中黑體"/>
    </style:style>
    <style:style style:name="P513" style:parent-style-name="內文" style:family="paragraph">
      <style:paragraph-properties fo:margin-left="0.1465in" fo:text-indent="-0.1465in">
        <style:tab-stops/>
      </style:paragraph-properties>
    </style:style>
    <style:style style:name="T514" style:parent-style-name="預設段落字型" style:family="text">
      <style:text-properties style:font-name-asian="華康中黑體"/>
    </style:style>
    <style:style style:name="P515" style:parent-style-name="內文" style:family="paragraph">
      <style:paragraph-properties fo:margin-left="0.1465in" fo:text-indent="-0.1465in">
        <style:tab-stops/>
      </style:paragraph-properties>
    </style:style>
    <style:style style:name="T516" style:parent-style-name="預設段落字型" style:family="text">
      <style:text-properties style:font-name-asian="華康中黑體"/>
    </style:style>
    <style:style style:name="P517" style:parent-style-name="內文" style:family="paragraph">
      <style:paragraph-properties fo:margin-left="0.1465in" fo:text-indent="-0.1465in">
        <style:tab-stops/>
      </style:paragraph-properties>
    </style:style>
    <style:style style:name="T518" style:parent-style-name="預設段落字型" style:family="text">
      <style:text-properties style:font-name-asian="華康中黑體"/>
    </style:style>
    <style:style style:name="P519" style:parent-style-name="內文" style:family="paragraph">
      <style:paragraph-properties fo:margin-left="0.1465in" fo:text-indent="-0.1465in">
        <style:tab-stops/>
      </style:paragraph-properties>
    </style:style>
    <style:style style:name="T520" style:parent-style-name="預設段落字型" style:family="text">
      <style:text-properties style:font-name-asian="華康中黑體"/>
    </style:style>
    <style:style style:name="P521" style:parent-style-name="內文" style:family="paragraph">
      <style:paragraph-properties fo:margin-left="0.1465in" fo:text-indent="0.1465in">
        <style:tab-stops/>
      </style:paragraph-properties>
    </style:style>
    <style:style style:name="P522" style:parent-style-name="內文" style:family="paragraph">
      <style:paragraph-properties fo:margin-left="0.1465in" fo:text-indent="-0.1465in">
        <style:tab-stops/>
      </style:paragraph-properties>
    </style:style>
    <style:style style:name="T523" style:parent-style-name="預設段落字型" style:family="text">
      <style:text-properties style:font-name-asian="華康中黑體"/>
    </style:style>
    <style:style style:name="P524" style:parent-style-name="內文" style:family="paragraph">
      <style:paragraph-properties fo:margin-left="0.1465in" fo:text-indent="-0.1465in">
        <style:tab-stops/>
      </style:paragraph-properties>
    </style:style>
    <style:style style:name="T525" style:parent-style-name="預設段落字型" style:family="text">
      <style:text-properties style:font-name-asian="華康中黑體"/>
    </style:style>
    <style:style style:name="P526" style:parent-style-name="內文" style:family="paragraph">
      <style:paragraph-properties fo:margin-left="0.1465in" fo:text-indent="-0.1465in">
        <style:tab-stops/>
      </style:paragraph-properties>
    </style:style>
    <style:style style:name="T527" style:parent-style-name="預設段落字型" style:family="text">
      <style:text-properties style:font-name-asian="華康中黑體"/>
    </style:style>
    <style:style style:name="P528" style:parent-style-name="內文" style:family="paragraph">
      <style:paragraph-properties fo:margin-left="0.1465in" fo:text-indent="-0.1465in">
        <style:tab-stops/>
      </style:paragraph-properties>
    </style:style>
    <style:style style:name="T529" style:parent-style-name="預設段落字型" style:family="text">
      <style:text-properties style:font-name-asian="華康中黑體"/>
    </style:style>
    <style:style style:name="P530" style:parent-style-name="內文" style:family="paragraph">
      <style:paragraph-properties fo:margin-left="0.1465in" fo:text-indent="-0.1465in">
        <style:tab-stops/>
      </style:paragraph-properties>
    </style:style>
    <style:style style:name="T531" style:parent-style-name="預設段落字型" style:family="text">
      <style:text-properties style:font-name-asian="華康中黑體"/>
    </style:style>
    <style:style style:name="P532" style:parent-style-name="內文" style:family="paragraph">
      <style:paragraph-properties fo:margin-left="0.1465in" fo:text-indent="-0.1465in">
        <style:tab-stops/>
      </style:paragraph-properties>
    </style:style>
    <style:style style:name="T533" style:parent-style-name="預設段落字型" style:family="text">
      <style:text-properties style:font-name-asian="華康中黑體"/>
    </style:style>
    <style:style style:name="P534" style:parent-style-name="內文" style:family="paragraph">
      <style:paragraph-properties fo:margin-left="0.1465in" fo:text-indent="-0.1465in">
        <style:tab-stops/>
      </style:paragraph-properties>
    </style:style>
    <style:style style:name="T535" style:parent-style-name="預設段落字型" style:family="text">
      <style:text-properties style:font-name-asian="華康中黑體"/>
    </style:style>
    <style:style style:name="P536" style:parent-style-name="內文" style:family="paragraph">
      <style:paragraph-properties fo:margin-left="0.1465in" fo:text-indent="-0.1465in">
        <style:tab-stops/>
      </style:paragraph-properties>
    </style:style>
    <style:style style:name="T537" style:parent-style-name="預設段落字型" style:family="text">
      <style:text-properties style:font-name-asian="華康中黑體"/>
    </style:style>
    <style:style style:name="P538" style:parent-style-name="內文" style:family="paragraph">
      <style:paragraph-properties fo:margin-left="0.1465in" fo:text-indent="-0.1465in">
        <style:tab-stops/>
      </style:paragraph-properties>
    </style:style>
    <style:style style:name="T539" style:parent-style-name="預設段落字型" style:family="text">
      <style:text-properties style:font-name-asian="華康中黑體"/>
    </style:style>
    <style:style style:name="P540" style:parent-style-name="內文" style:family="paragraph">
      <style:paragraph-properties fo:margin-left="0.1465in" fo:text-indent="-0.1465in">
        <style:tab-stops/>
      </style:paragraph-properties>
    </style:style>
    <style:style style:name="T541" style:parent-style-name="預設段落字型" style:family="text">
      <style:text-properties style:font-name-asian="華康中黑體"/>
    </style:style>
    <style:style style:name="P542" style:parent-style-name="內文" style:family="paragraph">
      <style:paragraph-properties fo:margin-left="0.1465in" fo:text-indent="-0.1465in">
        <style:tab-stops/>
      </style:paragraph-properties>
    </style:style>
    <style:style style:name="T543" style:parent-style-name="預設段落字型" style:family="text">
      <style:text-properties style:font-name-asian="華康中黑體"/>
    </style:style>
    <style:style style:name="P544" style:parent-style-name="內文" style:family="paragraph">
      <style:paragraph-properties fo:margin-left="0.1465in" fo:text-indent="-0.1465in">
        <style:tab-stops/>
      </style:paragraph-properties>
    </style:style>
    <style:style style:name="T545" style:parent-style-name="預設段落字型" style:family="text">
      <style:text-properties style:font-name-asian="華康中黑體"/>
    </style:style>
    <style:style style:name="T546" style:parent-style-name="預設段落字型" style:family="text">
      <style:text-properties style:font-name-asian="華康中黑體"/>
    </style:style>
  </office:automatic-styles>
  <office:body>
    <office:text text:use-soft-page-breaks="true">
      <text:p text:style-name="P1">開放國會委員會（OPMSF）第5次會議紀錄</text:p>
      <text:section text:name="Sect1" text:style-name="S1">
        <text:p text:style-name="P5"><text:span text:style-name="T6">時　　間　</text:span>中華民國109年10月27日（星期二）10時4分至11時40分</text:p>
        <text:p text:style-name="P7"><text:span text:style-name="T8">地　　點　</text:span>本院紅樓301會議室</text:p>
        <text:p text:style-name="P9"><text:span text:style-name="T10">主　　席　</text:span>林委員昶佐、洪顧問慈庸</text:p>
        <text:p text:style-name="P11"><text:span text:style-name="T12">主席（林委員昶佐）：</text:span>現在好像已經有三分之一的人員出席，那我們就先開會，應該還會有一些成員陸續到達，等一下再補進來。</text:p>
        <text:p text:style-name="P13">我們今天要進行五個議程，第一個是IRM相關工作坊的進度，上一次葛老師有稍微提議，後來蕭A也有說NDI好像希望可以跟臺灣在線上交流一下，所以等一下我們可以來討論這個內容。第二個就是針對我們行動方案第二組的一些內容，之前因為時代力量黨團跟民眾黨黨團都已經有提供意見，所以我們要請國民黨黨團跟民進黨黨團的代表回應一下。第三個是就開放國會行動方案內容的回報稍微再彙整一下，因為在今天的會議結束以後，我們理應就把第二版的行動方案上線。第四個跟第五個是程序面的問題，所以比較簡單一點，我們等一下再來進行。</text:p>
        <text:p text:style-name="P14">我們現在先從IRM相關工作坊的進度開始討論，請葛老師發言。</text:p>
        <text:p text:style-name="P15"><text:span text:style-name="T16">主席（洪顧問慈庸）：</text:span>不好意思，因為公報處要做會議紀錄，所以請每位委員在發言之前先報上自己的單位跟大名，謝謝。</text:p>
        <text:p text:style-name="P17"><text:span text:style-name="T18">主席（林委員昶佐）：</text:span>好，現在請葛老師發言。</text:p>
        <text:p text:style-name="P19"><text:span text:style-name="T20">葛傳宇：</text:span>關於工作坊，我有跟阿根廷籍的Maria Baron聯繫上，現在的進度就是他要確認我們的需求，如果只是單純聊一聊的話，我覺得是浪費時間。所以我們可能要先設定議題，然後請他先準備，那天我有提出建議，既然要開會，又順便是工作坊，我們就先把我們的議題拋給他，請他先準備，然後我們再進行問答，這樣就會更有效率，而不是隨便亂聊；我覺得他滿有意願的，大概就是這樣。</text:p>
        <text:p text:style-name="P21"><text:span text:style-name="T22">主席（林委員昶佐）：</text:span>他的時間都可以嗎？</text:p>
        <text:p text:style-name="P23"><text:span text:style-name="T24">葛傳宇：</text:span>會有時差，雖然他是阿根廷籍，但是他在美國華府當研究員，他是一位記者出身的倡議人士，也是Steering Committee的一員，在「開放政府」非常活躍。我為什麼會找上他？就是因為如果將來我們要申請入會的話，他可以做我們的內應，應該說他是我們重要的友人，所以我想先和他建立信任關係，然後藉這個機會讓彼此之間慢慢熟悉，然後我們再提出下一步的需求。我們最主要有兩個目的，一方面是跟他建立友誼，另外一方面是希望他能夠讓我們知道，目前其他已經入會的國家在開放國會、開放政府方面有哪些具體作為可以供我們參考。我們不是要提出action plan嗎？那我們的行動方案可能也要參考其他國家是怎麼做的，瞭解我們的優劣在哪裡。我想他一方面可以提供我們洞見，另一方面是連結的人脈，大概就是這樣。在時程方面就是請兩位主席決定，然後再跟他講，看看他的時間可不可以；因為他現在人在美國華府，所以大概有12個小時的時差。</text:p>
        <text:p text:style-name="P25"><text:span text:style-name="T26">主席（林委員昶佐）：</text:span>請蕭新晟補充一下。</text:p>
        <text:p text:style-name="P27"><text:span text:style-name="T28">蕭新晟：</text:span>因為NDI是在OGP裡面國會次組織的秘書團體，所以由他們負責提出新一屆的<text:soft-page-break/>legislative engagement policy，就是OGP裡面開放國會的綱本，也就是基本的章節。新一屆的OP有新的章節，他們現在寫好了新一屆的章節，所以他們希望跟我們的MSF聊一聊，用一起辦工作坊或論壇的方式來跟我們討論，我們可以跟他們討論開放國會行動方案、提交過程或任何其他國際上的問題，他們也有興趣跟我們講解新的policy的內容，主要就是這樣。現在就是看有沒有機會跟葛老師那邊一起舉辦講座，既然兩方都是在華盛頓DC的時間，其實應該也可以合併舉辦，所以我們可能可以來設計內容，看兩方能不能同時舉辦，以上。</text:p>
        <text:p text:style-name="P29"><text:span text:style-name="T30">主席（林委員昶佐）：</text:span>因為蕭A也是工作小組的成員，原則上我們就請蕭A跟葛老師再進一步去討論，我覺得我們不用訂一個非常確定的日期，但是我希望在今年這個會期結束也就是在12月底以前可以來做這件事。至於辦理的形式以及題目，是不是由我們工作小組跟葛老師一起討論就好了？因為我想討論的題目不外乎是接著加入OP的一些方式跟條件，然後就是OGP裡面現在的氛圍；臺灣要加入可能會遇到什麼困難；還有IRM這個機制，有加入當然會比較單純，如果沒有加入的話，會是什麼樣的建議。我想大概就是這幾個題目，但是詳細規劃這件事情還是交給工作小組跟葛老師，工作小組的成員大概就是我跟洪慈庸顧問、蕭A及幾位人員，我們就跟葛老師一起來討論，這樣應該可以吧？在我們規劃好的時候，就邀請MSF大家一起來參與，這樣就好了。</text:p>
        <text:p text:style-name="P31"><text:span text:style-name="T32">蕭新晟：</text:span>在時間上比較有可能就是在我們這邊的晚上，因為畢竟在他們那邊的早上會比較好。</text:p>
        <text:p text:style-name="P33"><text:span text:style-name="T34">主席（林委員昶佐）：</text:span>對，就是儘量邀請，在他們那邊早上9點的時候，我們是晚上9點，大概就是這個意思。</text:p>
        <text:p text:style-name="P35"><text:span text:style-name="T36">蕭新晟：</text:span>對。</text:p>
        <text:p text:style-name="P37"><text:span text:style-name="T38">主席（林委員昶佐）：</text:span>反正就是在我們規劃出來以後邀請大家一起參與，我們當然希望儘量能夠參與，因為我們能不能入會以及入會可能會遇到什麼困難、跟OGP內部可以有怎麼樣的默契，這些大概都會在那一天的會議討論到。OK，這個部分就交給工作小組和葛老師一起來討論。</text:p>
        <text:p text:style-name="P39">我們再來進行第二題，今天國民黨黨團跟民進黨黨團的代表都有來，請二位稍微說明行動方案裡面第二組的內容，就是關於黨團立法委員及助理涉及利益衝突之資訊揭露的範圍以及立法委員國會外交事務費，還有之前有講到一些辦事費用使用情況的揭露，是不是？</text:p>
        <text:p text:style-name="P40"><text:span text:style-name="T41">主席（洪顧問慈庸）：</text:span>我可不可以稍微調整一下？因為等一下在第三項開放國外行動方案內容回報……</text:p>
        <text:p text:style-name="P42"><text:span text:style-name="T43">主席（林委員昶佐）：</text:span>都會提到嗎？</text:p>
        <text:p text:style-name="P44"><text:span text:style-name="T45">主席（洪顧問慈庸）：</text:span>對，那我們是不是就直接進到第三項？因為現在有問題的項目並不多，是不是就由各組跟行政單位提出從上次開會到這次開會中間討論後有比較多問題的部分，然後我們就這些題目做比較細節的討論。</text:p>
        <text:p text:style-name="P46"><text:span text:style-name="T47">主席（林委員昶佐）：</text:span>我想應該沒有問題，對不對？如果沒有問題的話，那我們就針對上次有提出各組需要再confirm的部分，我們再來確認一下。在1-3「開放國會原則價值」裡面，就是等到開放國會行動方案推出以後，其實未來立法院裡面可能需要建置一個開放資料諮詢機制，各位應該都還記得，上次我們針對這個機制也討論了很久，最後討論出來的用字可能就是不特定去寫應該要怎麼樣設置等等，總之就是請立法院應該要研議一個這樣的機制。所以大家可以看到最新的版本，第3頁左下這裡有寫「研議建置常態性、公開性的開放資料諮詢機制」；這個就交給立法院去研議就好，這也是跟資訊處這邊確定的嘛，對不對？所以大家有沒有什麼建議？這個好像也跟立法院的同仁確認過可以用。</text:p>
        <text:p text:style-name="P48"><text:span text:style-name="T49">主席（洪顧問慈庸）：</text:span>這個看第一組或是各位委員有沒有什麼其他意見？因為這已經有經過……</text:p>
        <text:p text:style-name="P50"><text:span text:style-name="T51">主席（林委員昶佐）：</text:span>第一組跟……</text:p>
        <text:p text:style-name="P52"><text:span text:style-name="T53">主席（洪顧問慈庸）：</text:span>對，這是經過溝通，大家已經有初步共識的文字，大會這邊還是再提出來讓大家再做一下確認。這樣的機制可能在未來的行動方案裡面要產生出來，因為目前還沒有一個比較確切的方式，所以在接下來這段時間，就由立法院跟第一組再多做一些討論，然後由立法院把這個機制產生。</text:p>
        <text:p text:style-name="P54"><text:span text:style-name="T55">主席（林委員昶佐）：</text:span>等於比較是方向性的建議啦！我們上次有討論各種機制的可能性，就不納入硬性的描述，讓立法院去處理。</text:p>
        <text:p text:style-name="P56">好，沒有其他問題的話，下一個是第二組的2-2，就是剛才我提到的2-2公務經費應適當揭露的部分。這個部分因為涉及每個黨團與委員，所以我剛才有提到，上一次民進黨黨團代表說要再回去整理一下，國民黨黨團上一次沒有來，所以在這邊我們先請國民黨黨團的成員發言。</text:p>
        <text:p text:style-name="P57"><text:span text:style-name="T58">黃柏翰：</text:span>我是林為洲委員辦公室的代表。首先，委員當然非常支持整個行動，但是黨團這邊有一點意見要反映，就是有關於這樣子的公務經費揭露是需要做到什麼樣的程度？未來如果要推動這個，當然黨團這邊願意配合，只是若要公布到非常詳細的細項，或者一些支出的話，會不會導致到最後整個資料過於龐雜？</text:p>
        <text:p text:style-name="P59"><text:span text:style-name="T60">主席（林委員昶佐）：</text:span>請民進黨黨團代表發言。</text:p>
        <text:p text:style-name="P61"><text:span text:style-name="T62">傅冠人：</text:span>大家好，我是民進黨黨團代表，轉述民進黨黨團的回覆。第一個是關於公費助理的資訊揭露，原則上都同意，只是關於資訊揭露的部分，長遠來看，是否應該考量如何讓國會助理法制化？否則公費助理沒有公務人員的福利保障，卻可能需要背負與公務人員相同的義務與責任。第二個是關於利益迴避的部分，必須公費助理需要多加關注的應該是立委本身額外聘用的自費助理、「便當助理」這個體制外的個別編制。第三個，針對公費助理的資訊揭露，可能要有更詳盡的標準，例如說，看名字還是敏感的身分資料，或者是可識別的身分資料要公開到什麼程度？否則近來中國政府有亂抓臺諜、定罪臺灣人的案例，無法保證曾任職立法院的助理如果到達中國或其他地區的人身安全，以上。</text:p>
        <text:p text:style-name="P63"><text:span text:style-name="T64">主席（林委員昶佐）：</text:span>因為現在等於是把2-2、2-3的部分一併討論，據我所知，針對2-3，資訊處這邊是不是有說我們可以在後台列出一些可能有利益衝突情況的選項，讓委員自行決定要不要填寫，對不對？2-3是這樣嘛，對不對？</text:p>
        <text:p text:style-name="P65"><text:span text:style-name="T66">梁副處長雯</text:span><text:span text:style-name="T67">璍</text:span><text:span text:style-name="T68">：</text:span>在資訊處的部分，因為現行立法院官網，每一位委員都有自己的後台維護機制，委員可以自行設任何資料夾，把想要放的資料放上去。也就是說，現行的官網機制已經可以讓委員揭露想要揭露的資訊，如果將來這些資訊想要透過官網開放的話，現在這個平台是已經有了。</text:p>
        <text:p text:style-name="P69"><text:span text:style-name="T70">主席（林委員昶佐）：</text:span>是不是有一個選項可以讓委員自己寫，例如，可能涉及利益衝突或什麼樣的狀況，也就是說自己願意揭露的這一塊……</text:p>
        <text:p text:style-name="P71"><text:span text:style-name="T72">主席（洪顧問慈庸）：</text:span>如果user進來看是一個folder，比如這個folder是助理資料，點進去就是一個文件。</text:p>
        <text:p text:style-name="P73"><text:span text:style-name="T74">梁副處長雯</text:span><text:span text:style-name="T75">璍</text:span><text:span text:style-name="T76">：</text:span>對，目前機制就是可以這樣做，至於這個部分的名稱怎麼定，都可以由委員自己決定。</text:p>
        <text:p text:style-name="P77"><text:span text:style-name="T78">主席（洪顧問慈庸）：</text:span>所以它就不是一個制式的東西，而是讓委員自己想要丟什麼就丟什麼，目前的設計是這樣。</text:p>
        <text:p text:style-name="P79"><text:span text:style-name="T80">主席（林委員昶佐）：</text:span>我的意思是照2-3這樣的需求，有沒有可能有一個制式的格子是可能涉及利益衝突的相關資料揭露，委員可以自己寫「沒有」？也可以自己揭露，或是根本沒有填那個的就寫「委員未填寫」，可以這樣嗎？</text:p>
        <text:p text:style-name="P81"><text:span text:style-name="T82">梁副處長雯</text:span><text:span text:style-name="T83">璍</text:span><text:span text:style-name="T84">：</text:span>可以。</text:p>
        <text:p text:style-name="P85"><text:span text:style-name="T86">主席（林委員昶佐）：</text:span>好。</text:p>
        <text:p text:style-name="P87"><text:span text:style-name="T88">梁副處長雯</text:span><text:span text:style-name="T89">璍</text:span><text:span text:style-name="T90">：</text:span>目前的資料夾都是……</text:p>
        <text:p text:style-name="P91"><text:span text:style-name="T92">主席（林委員昶佐）：</text:span>那這應該是符合……</text:p>
        <text:p text:style-name="P93"><text:span text:style-name="T94">梁副處長雯</text:span><text:span text:style-name="T95">璍</text:span><text:span text:style-name="T96">：</text:span>選擇啟用或不啟用。</text:p>
        <text:p text:style-name="P97"><text:span text:style-name="T98">主席（林委員昶佐）：</text:span>是制式的，但是他說可以出現我剛剛講的狀況。</text:p>
        <text:p text:style-name="P99"><text:span text:style-name="T100">主席（洪顧問慈庸）：</text:span>Freddy說的應該是有一個固定的表格讓他填，有填的話裡面就有資料，沒有填的話裡面就是空白。</text:p>
        <text:p text:style-name="P101"><text:span text:style-name="T102">主席（林委員昶佐）：</text:span>而且會寫他沒有填。就是會有兩種，一個是直接寫沒有相關親屬擔任，也沒有利益衝突的助理等等，那就等於是有寫「沒有」嘛！他寫的是「沒有」就對了。也有人寫，有一個家人是什麼樣的專門，所以聘請他來等等，還有人都沒寫，所以那一欄就寫「委員未填寫」，可以這樣嗎？就是在外面秀出來的時候。</text:p>
        <text:p text:style-name="P103"><text:span text:style-name="T104">梁副處長雯</text:span><text:span text:style-name="T105">璍</text:span><text:span text:style-name="T106">：</text:span>以，就是我們可以訂一個固定的資料夾，每位委員都是統一的名稱，裡面的資料就是由各個委員自自行處理。</text:p>
        <text:p text:style-name="P107"><text:span text:style-name="T108">主席（林委員昶佐）：</text:span>好。</text:p>
        <text:p text:style-name="P109"><text:span text:style-name="T110">高宇成：</text:span>口袋國會高宇成第一次發言。因為我們跟資訊處也討論過幾次，大概也瞭解現在立法院的狀況，這個事情不是制式強制委員必須要做的，因為沒有任何法源依據，所以就變成比較要像剛才主席提到的方式，可能就是在後台已經有一個固定的空間，有制式的表格，委員願意自行公布就自行公布，我們相信未來繼續朝這個方向推動，希望透明化可以更澈底。</text:p>
        <text:p text:style-name="P111">目前關於經費的部分，上次主計處也跟我們反映過，對於委員的年度事務費、出國差旅費用，其實是定額的補助，所以公布其實沒有什麼太大的意義，因為立院這個補助就是給委員，也沒有要求具體單據核銷什麼的，所以這個部分就是一個定額的錢，在預算書上看得很清楚。委員如果要公布，我也不知道委員願意公布到什麼程度，每一筆事務費會怎麼用？這個部分我們跟資訊處有討論過，就是委員願意自行公開就自行公開，這兩個部分目前大概會是這個方向。</text:p>
        <text:p text:style-name="P112"><text:span text:style-name="T113">主席（林委員昶佐）：</text:span>都用這樣的方式，好。請周老師發言。</text:p>
        <text:p text:style-name="P114"><text:span text:style-name="T115">周韻采：</text:span>我補充一下，因為一年的出國差旅費只有2次，總共20萬元，是定額的，如果每一筆單據都要show出來，其實也對委員辦公室造成很大的負擔，所以我們建議是不是可以公布他差旅的地點？這個部分核銷的時候應該有，會計室這邊應該有相關的資料，只要show出委員今年使用2次的出國地點，民眾至少知道這位委員是去哪些地方從事國會外交。</text:p>
        <text:p text:style-name="P116"><text:span text:style-name="T117">主席（林委員昶佐）：</text:span>這一部分是不是都有？之前跟資訊處討論，是朝著有一個後台，然後委員自己填寫的方式，還是直接公布？我確定一下，如果2-2、2-3都朝著委員自行填寫的話，可能到時候那個格式就是真的在作業的時候稍微確認一下，像口袋國會跟公督盟這些團體就可以特別去講有主動揭露的委員有哪些。</text:p>
        <text:p text:style-name="P118"><text:span text:style-name="T119">主席（洪顧問慈庸）：</text:span>可以加分之類的。</text:p>
        <text:p text:style-name="P120"><text:span text:style-name="T121">主席（林委員昶佐）：</text:span>對，就是類似這樣。你們之前在討論的時候是不是有朝這個方向的意思？</text:p>
        <text:p text:style-name="P122"><text:span text:style-name="T123">高宇成：</text:span>在出國地揭露的部分，現在我們可能希望，只要他有使用到就可以公告，至少去的地點，這個可能是主計資料就可以公布的，還是沒有辦法？</text:p>
        <text:p text:style-name="P124"><text:span text:style-name="T125">吳處長慧玲：</text:span>我是國際事務小組吳慧玲，我說明一下，我上次也有提到過，就是委員出國，如果是去非邦交國，或者這一次去談的議題有一些比較敏感的政策性，去公開其實對於這個外交事務是會有一點點影響的，尤其有時候也要尊重對方的國家。我的意思是，如果這個目的國要加分這件事情，我打一個問號，因為有時候不便公開的，那位委員要著力反而更深、更辛苦，這是我們在協助委員從事外交事務時的感受。所以那個國家要不要揭露，或者是在什麼時候揭露？這個部分我是覺得有可以討論的空間。</text:p>
        <text:p text:style-name="P126"><text:span text:style-name="T127">主席（林委員昶佐）：</text:span>處長講的我大概有想到2個案例，我記得前年那一次跟幾位委員去日本，我們跟幾位國會議員談CPTPP事情的時候，就有押日期，要在幾日以後才能提到這件事情，在那個日期之前都不能提，也不是一回到臺灣就能講；另外像2017年我去達蘭薩拉也是一樣，現在印度應該對我們很好，但那時也擔心印度不讓我們去，所以也是有押一個在什麼的日期，以後才能講這件事；但是我去美國都不會這樣，美國大概從第一站開始都會有新聞。所以可能會有處長講的這個問題，但是我也滿同意剛才周老師說的，就是某種程度的揭露，也許不是直接在系統上面自動的出現，而是即便這位委員費用已經用了，但上面也許他可以寫說，因為這個涉及外交上面特定議題的討論，所以不揭露，但是他自己就要寫這樣，而不是他直接就不「鳥」這件事，也都不寫。</text:p>
        <text:p text:style-name="P128">我是覺得是不是我們把包括目的國在內都是要求，不要說要求，都是鼓勵委員每一個會期都自己上去寫，他有任何的原因或怎麼樣，他可以去描述他的脈絡。我是覺得這件事情應該會跟公督盟還有口袋國會過去一直在主張的一些開放跟透明，還有委員積極主動的參與跟揭露，變成一個風向，因為如果你有揭露這些資料，然後就會被包括口袋國會跟公督盟這一些監督團體肯認的話，慢慢委員之間，就像現在有很多委員無論如何都一定要來發言，國會裡面文化就會改變。所以其實2-2、2-3是不是可以都朝這個方向？我覺得大概不出一屆，這個文化就會出現了。</text:p>
        <text:p text:style-name="P129"><text:span text:style-name="T130">甘順基：</text:span>主席好，我是公督盟的政策部主任，我代表君陽，我是順基。公督盟的資訊揭露，相信林委員跟顧問之前都填過了，就是有一個資訊揭露表，那個資訊揭露表不只是給公督盟，它現在全部都會放在網站上，可是變成這件事就是民間來做，第9屆大概是6成的委員會提供，到第10屆已經到7成1了，已經有81位提供這些資料。我們也是一種開放的狀態，你願意填就是都填，還是會有一些人少填幾個格子，目前所有的資訊揭露全部是放在公督盟的官網上，但是我們有出過一件事情，就是我們不會把這個拿來大肆宣傳，因為對有些委員來說，他覺得如果你要大肆宣傳，可能有些東西就不想填答了，所以我們儘量不會去用這筆資料，因此很多民眾都不知道這些資料其實是放在公督盟的網站裡面。如果立法院可以做這件事情，公督盟樂得很輕鬆，因為我們就不需要再跟他們要，委員提供之後我們再把它手key上去，最後確認，然後上網，而且我們還要花錢去維護那個網站。如果立法院可以做到我們的，不是說全部按照我們的，就是我們希望的那幾個，再加上剛剛說的出國考察的一些紀錄，我們就直接去看那邊，然後算分就結束了。公督盟目前有這個資料，未來我覺得資訊處應該推動，那時委員願意繳交，然後公督盟直接從那邊算分數就結束了。</text:p>
        <text:p text:style-name="P131"><text:span text:style-name="T132">主席（林委員昶佐）：</text:span>我覺得現在2-2、2-3就是，如果已經由我們資訊處做後台的規劃，然後我們就先做這個方向性的決定，至於未來資訊處的後台怎麼樣建置，我們再邀請大家來講一下，可以怎麼樣處理就好，細節就不用在這邊一一討論吧！請國民黨黨團代表發言。</text:p>
        <text:p text:style-name="P133"><text:span text:style-name="T134">黃柏翰：</text:span>不好意思，我再補充一下，就是有關2-3的這個部分，黨團這邊有提到，因為目前感覺上它是沒有強制的，就是屬於一個開放的狀態，不管你是要填或是不填，或是你有沒有確實的去填寫，這件事情其實並沒有任何規範。所以黨團也會建議，如果未來真的要進行這樣的資訊揭露的話，不如就直接進行修法，將它直接法制化，要法制化的話，當然就是希望連整個助理的權益跟保障也直接法制化下去，去做一個整體的規範。</text:p>
        <text:p text:style-name="P135">黨團這邊還有提到一件事情，就是如果真的要推動這種利益衝突揭露的話，也許立法院裡面的職員也有必要進行這樣子的一個利害關係揭露？謝謝！</text:p>
        <text:p text:style-name="P136"><text:span text:style-name="T137">主席（林委員昶佐）：</text:span>我想現在原則上2-2可能會是有一個事務費、出國的公務費用等等的欄位讓委員去寫，包括他去哪邊；然後2-3的話可能就是有關於利益衝突資訊的欄位讓他去寫。至於往什麼方向去寫，原則上過去口袋國會、公督盟可能就有一些想法，讓它融入資訊處的後臺裡面去，基本上是鼓勵性質，應該還不到強制，所以要用修法的階段。是不是在這個文化養成以後，立法院覺得我們應該乾脆直接修法，讓它變成一個制度化的事情，那個就水到渠成，我們就不用現在處理。現在大家一定會有很多意見，就像剛剛講的，可能就會有助理覺得你公布我，為什麼其他立法院的職員不公布等等。這些考慮都還滿務實的，所以這些考慮應該等到真的感覺有這種方向出來的時候再討論會比較健全一點。我說的健全就是每個人的主張跟可能涉及的人已經比較清楚，因為已經公布了幾年，我們每一個委員在填寫的過程就會想到這個可能會影響到誰，所以要怎麼公布、公布到什麼程度，這個文化會慢慢地讓它適合什麼樣的制度會出來。這有點像我們在提預算案，以及監督委員的單位會怎麼樣去算分數，所以我們怎麼審這些預算案，累積在一起的類似這些案子可以放在一起，比較可以節省大家的時間，這個文化就會慢慢出現。這個部分這樣是不是可以呢？我們就不用把包括修法等這些部分放到行動方案，我們現在原則上還是鼓勵委員填寫2-2跟2-3。</text:p>
        <text:p text:style-name="P138"><text:span text:style-name="T139">主席（洪顧問慈庸）：</text:span>其實是一個文化的養成，現在有我們希望的方向嘛！我們就是希望先從鼓勵的方式做起。當然法制化的部分，剛剛民進黨團也有提嘛！那就是看未來各個黨團是不是能夠鼓勵委員們提案。助理的法制化其實也有委員提案了，那就看未來立法院裡面的共識怎麼樣，所以也鼓勵各個黨團能夠回去鼓勵委員們，針對這樣的開放文化的相關提案，看有沒有辦法提出來，又能夠在立法院裡面有共識，我們就往這個方向走。未來一旦法制化形成之後，我們未來在執行這些案子的時候就更有依據，因為目前就是沒有，這也必須先透過各個黨團有共識之後才有辦法硬性的去做。在目前沒有硬性去做之前，我們都先用鼓勵的方式來做。我們可能就回到2-2跟2-3的文字跟時程，我們今天需要把這些大概都定下來，因為30日我們要做第二次公開閱覽。</text:p>
        <text:p text:style-name="P140"><text:span text:style-name="T141">主席（林委員昶佐）：</text:span>第二組對2-2、2-3有沒有建議怎麼樣的文字比較好？如果都是……</text:p>
        <text:p text:style-name="P142"><text:span text:style-name="T143">主席（洪顧問慈庸）：</text:span>我覺得現狀跟挑戰的部分，我們可能可以在會後再把它順一下，但是現在可能我們要確認的是里程碑、啟動時間跟完成時間，看大家要不要給一個時間。譬如說，它是一個常態性的，從明年1月1日開始，到2024年1月31日這樣的時間，那我們就從明年開始，然後就做這樣的鼓勵，推動這樣的方案。那個里程碑看大家有沒有什麼問題。</text:p>
        <text:p text:style-name="P144"><text:span text:style-name="T145">高宇成：</text:span>高宇成報告，因為2-2、2-3那個部分，之前沒有把里程訂出來，是因為還待黨團跟委員的回應嘛！現在其實各黨團跟委員基本上都願意朝開放的方向，然後我們也是讓委員自主揭露，所以這個部分我們可能跟資訊處的同仁討論一下，那個時間應該很快可以出來，其實後臺如果OK就是ready，看是不是明年1月1日就可以開始做，等於是第3會期委員就可以開始做自行上網公告揭露這個部分。</text:p>
        <text:p text:style-name="P146"><text:span text:style-name="T147">梁副處長雯</text:span><text:span text:style-name="T148">璍</text:span><text:span text:style-name="T149">：</text:span>資訊處發言。如剛剛說明的，這個後臺目前機制已經有了，所以要公布的話，其實現在就可以立刻進行處理。</text:p>
        <text:p text:style-name="P150"><text:span text:style-name="T151">主席（洪顧問慈庸）：</text:span>大家沒有在同一個畫面上。現在資訊處一直講他們是一個開放的folder，你要去放什麼都可以，他們沒有一個制式的表格讓你去填，沒有這一欄，說一定要你填什麼數字，然後也沒有跟你講這個欄位是什麼，要你去填。現在Freddy跟大家的想像是，我有一張表格，然後裡面要什麼項目，直接把它填進去就好，現在的落差在這邊。我要問的是，如果現在是開兩張表格，就是在剛剛副座講的那個folder裡面開了兩張制式的表格，他們就是時間到了，譬如第3會期結束了，他們要去填的時候，能不能讓有權限的人進去填完之後儲存，然後就可以開放給大家看？</text:p>
        <text:p text:style-name="P152"><text:span text:style-name="T153">主席（林委員昶佐）：</text:span>制式的表格裡面，副座不用想得很可怕，還是可以是空白的，但是只是標題很清楚。例如委員與助理利益衝突資訊之揭露，然後就有一個……</text:p>
        <text:p text:style-name="P154"><text:span text:style-name="T155">主席（洪顧問慈庸）：</text:span>對，內容我們到時候會討論出來給你們，你們只要做那一張簡單的填表功能而已。</text:p>
        <text:p text:style-name="P156"><text:span text:style-name="T157">梁副處長雯</text:span><text:span text:style-name="T158">璍</text:span><text:span text:style-name="T159">：</text:span>現在有兩種處理方式，一個是直接用一個檔案，假設是Word檔編輯好之後直接上傳；另外一個就是在系統裡面設欄位，讓他們在欄位內輸入。</text:p>
        <text:p text:style-name="P160"><text:span text:style-name="T161">主席（洪顧問慈庸）：</text:span>這兩個應該都可以被接受啦！</text:p>
        <text:p text:style-name="P162"><text:span text:style-name="T163">梁副處長雯</text:span><text:span text:style-name="T164">璍</text:span><text:span text:style-name="T165">：</text:span>對，可能Word檔的方式比較容易。</text:p>
        <text:p text:style-name="P166"><text:span text:style-name="T167">主席（洪顧問慈庸）：</text:span>對，如果是這樣的話，明年就是第3會期開始，可能是在結束之後才來做相關資料的上傳嘛！如果是在6月之後，你們可不可以做得到？</text:p>
        <text:p text:style-name="P168"><text:span text:style-name="T169">梁副處長雯</text:span><text:span text:style-name="T170">璍</text:span><text:span text:style-name="T171">：</text:span>現在的機制已經可以做……</text:p>
        <text:p text:style-name="P172"><text:span text:style-name="T173">主席（洪顧問慈庸）：</text:span>文件直接……</text:p>
        <text:p text:style-name="P174"><text:span text:style-name="T175">梁副處長雯</text:span><text:span text:style-name="T176">璍</text:span><text:span text:style-name="T177">：</text:span>直接上傳。</text:p>
        <text:p text:style-name="P178"><text:span text:style-name="T179">主席（洪顧問慈庸）：</text:span>那就是我們要產出一個文件給各委員辦公室，然後他們再把它他丟上去。</text:p>
        <text:p text:style-name="P180"><text:span text:style-name="T181">梁副處長雯</text:span><text:span text:style-name="T182">璍</text:span><text:span text:style-name="T183">：</text:span>是。</text:p>
        <text:p text:style-name="P184"><text:span text:style-name="T185">主席（洪顧問慈庸）：</text:span>那就OK。</text:p>
        <text:p text:style-name="P186"><text:span text:style-name="T187">梁副處長雯</text:span><text:span text:style-name="T188">璍</text:span><text:span text:style-name="T189">：</text:span>只是這個格式內容有哪些，可能要相關單位討論。</text:p>
        <text:p text:style-name="P190"><text:span text:style-name="T191">耿</text:span><text:span text:style-name="T192">璐</text:span><text:span text:style-name="T193">：</text:span><text:span text:style-name="T194">大家好，我是開放文化基金會的耿</text:span><text:span text:style-name="T195">璐</text:span><text:span text:style-name="T196">。剛剛講到那</text:span>個格式有兩種，我不太確定比如Word檔上傳，是不是之後就不能被機器閱讀，會不會又回到以前都是檔案上傳的方式？我不太確定其他填資料的人會不會覺得如果有欄位直接填就不用以後再多做一次工？</text:p>
        <text:p text:style-name="P197"><text:span text:style-name="T198">主席（洪顧問慈庸）：</text:span>資訊處，這個應該可以啦！因為如果只是開一個表格，然後東西是我們給你們，這樣應該沒有什麼……</text:p>
        <text:p text:style-name="P199"><text:span text:style-name="T200">梁副處長雯</text:span><text:span text:style-name="T201">璍</text:span><text:span text:style-name="T202">：</text:span>如果希望是開放格式的話，是不是用Excel的方式，也有欄位名稱，在不同的欄位去輸入，這樣就更容易使用？</text:p>
        <text:p text:style-name="P203"><text:span text:style-name="T204">主席（洪顧問慈庸）：</text:span>所以用Excel的表格給各個國會辦公室填寫，然後上傳。</text:p>
        <text:p text:style-name="P205"><text:span text:style-name="T206">耿</text:span><text:span text:style-name="T207">璐</text:span><text:span text:style-name="T208">：</text:span><text:span text:style-name="T209">因為其實專家在那邊，他們應該可以再確定，既然</text:span>這次要做，就不要以後還要把那些格式再轉成機器可閱讀的格式，因為現在應該滿確定，未來其實全世界都是會朝向機器可閱讀的格式。我只是提一下這一點而已。</text:p>
        <text:p text:style-name="P210"><text:span text:style-name="T211">王向榮：</text:span>王向榮發言。格式的部分，如果這個流程是很穩定、固定的，幾乎確定都是這麼做的，就是欄位可以很早就定出來的，確實用固定欄位格式的檔案比較好，但是如果這個東西的變動性很大，有可能每次的做法都不一樣，所以每次都有不一樣的資訊的時候，可能初期還是先以Word這種比較自由的格式、比較文字性的格式為主，等日後再把它統整為有欄位的。</text:p>
        <text:p text:style-name="P212"><text:span text:style-name="T213">在場人員：</text:span>Excel就好了啊！</text:p>
        <text:p text:style-name="P214"><text:span text:style-name="T215">王向榮：</text:span>Excel能不能那麼明確被欄位化？</text:p>
        <text:p text:style-name="P216"><text:span text:style-name="T217">黃佩蔚：</text:span>那我們就把它欄位化。關鍵就是到底……</text:p>
        <text:p text:style-name="P218"><text:span text:style-name="T219">王向榮：</text:span>如果可以被定就可以，前提是要可以被定。</text:p>
        <text:p text:style-name="P220"><text:span text:style-name="T221">黃佩蔚：</text:span>是不是把它定下來？我只補充一下，如果我們今天糾結於欄位定不下來，是不是就把它定下來？</text:p>
        <text:p text:style-name="P222"><text:span text:style-name="T223">主席（洪顧問慈庸）：</text:span>我是不是提議一下，這個可能大家會有一些意見，現在那個里程碑的部分，我們是不是調整成為第一個項目，就是立法院建置揭露格式的評估跟討論？然後時間就定在明年1月的時候，大家把這些東西討論出來，然後後面第二項和第三項，再接第二項。再來就是立法院建置相關的開放資料，並予以開放，從2月到2024年1月31日，就這兩個里程碑就好。明年1月份，到底要用什麼樣的格式、裡面要有什麼樣的內容，我們把它確定下來。這樣子大家可以嗎？</text:p>
        <text:p text:style-name="P224"><text:span text:style-name="T225">主席（林委員昶佐）：</text:span>2-3也是一樣吧！</text:p>
        <text:p text:style-name="P226"><text:span text:style-name="T227">主席（洪顧問慈庸）：</text:span>對啊！</text:p>
        <text:p text:style-name="P228"><text:span text:style-name="T229">主席（林委員昶佐）：</text:span>對啊！那等於2-2、2-3都是這樣。</text:p>
        <text:p text:style-name="P230"><text:span text:style-name="T231">主席（洪顧問慈庸）：</text:span>2-3也是喔！</text:p>
        <text:p text:style-name="P232"><text:span text:style-name="T233">主席（林委員昶佐）：</text:span>對啊！</text:p>
        <text:p text:style-name="P234"><text:span text:style-name="T235">主席（洪顧問慈庸）：</text:span>好，那就是都訂這兩個里程碑，時程就是明年1月底之前先把它討論出來，後續第三會期就可以來做了。</text:p>
        <text:p text:style-name="P236"><text:span text:style-name="T237">主席（林委員昶佐）：</text:span>好，再來就是3-2，主要是委員自己辦的公聽會，其實很難定義它到底是公聽會還是座談會，這個部分到底有沒有完整紀錄、是不是公報處的業務範圍？我知道公報處跟組長、賴香伶委員辦公室這邊好像有討論到，對不對？先請組長說明一下好了。</text:p>
        <text:p text:style-name="P238"><text:span text:style-name="T239">呂儀恬：</text:span>這部分的話，其實公報處一開始回覆的時候就有提到，原本院會、委員會及黨團協商的會議紀錄是公報處的業務範圍，立法委員不管是辦了公聽會還是所謂的座談會、研討會等等，都非立法院職權行使法所規定的法定會議，所以目前在公報處的業務範圍內可能就不包含立法委員本身辦的一些會議之紀錄。這部分有跟民間團體稍作討論，畢竟這是希望可以更進步的一個行動方案、更貼近人民，所以民間團體其實是希望先請公報處提供相關的評估報告。「尚待調查」欄位中是寫，委員如果需要會議紀錄的話，公報處這邊可以提供多少的人力？就是先有一個解方，不管今天做不做得到，我們希望能夠先得到一個評估報告。一開始公報處希望我們把行動方案3-2撤掉，畢竟這並非他們所掌的職務範圍，但如果可以提供一個評估報告的話，下一次，可能一、兩年後的行動方案我們做更新的話，到時候可以再討論這個部分，以上。</text:p>
        <text:p text:style-name="P240"><text:span text:style-name="T241">主席（林委員昶佐）：</text:span>那是不是3-2我們就改成「研擬」？意思就是我們去討論怎麼把這個東西留下紀錄，在這之後，包括公報處的人力可能會需要怎麼樣增加，或是辦理這樣的活動的委員，他自己是不是要再多負擔什麼樣的費用，就等於是去作出一個研擬的可能性，所以這個我們就先不強制，但至少在下一個行動方案之前，針對3-2面對的困難及所要克服的是什麼東西，就已經很確定了嘛！</text:p>
        <text:p text:style-name="P242"><text:span text:style-name="T243">呂儀恬：</text:span>可以，沒有問題。那就變成可能是在里程碑的部分我們再做調整，還有它的時程。</text:p>
        <text:p text:style-name="P244"><text:span text:style-name="T245">主席（林委員昶佐）：</text:span>文字上面跟時程上面稍微調整。</text:p>
        <text:p text:style-name="P246"><text:span text:style-name="T247">呂儀恬：</text:span>這邊我再請雨蒼補充，她今天請假。</text:p>
        <text:p text:style-name="P248"><text:span text:style-name="T249">主席（林委員昶佐）：</text:span>這個部分就麻煩第三組，但我們是30日要公布出去，對不對？</text:p>
        <text:p text:style-name="P250"><text:span text:style-name="T251">主席（洪顧問慈庸）：</text:span>對，30日是公開閱覽。</text:p>
        <text:p text:style-name="P252"><text:span text:style-name="T253">曾柏瑜：</text:span>如果只是文字和時間上面的修改，台灣民主實驗室、我們等一下可以在會議結束之後直接做調整和修改，然後迅速上傳取得共識之後，趕在30日以前發布。</text:p>
        <text:p text:style-name="P254"><text:span text:style-name="T255">主席（林委員昶佐）：</text:span>好，那就沒有問題了。我想這是一個方向，如果現在直接要公報處確定可不可以，他們大概也很困難，就像剛剛組長講的，針對所面對的問題我們稍微確定一下，往那個方向去研擬，就知道會有什麼樣的困難，此外想要辦公聽會的委員自己要多負擔什麼，就會很清楚了。</text:p>
        <text:p text:style-name="P256"><text:span text:style-name="T257">主席（洪顧問慈庸）：</text:span>公報處副座要說明嗎？</text:p>
        <text:p text:style-name="P258"><text:span text:style-name="T259">王副處長孔瑛：</text:span>公報處報告，感謝體諒我們，因為公報處的人力事實上就是為了法定會議而建置，目前的會議量非常多，因為委員都勤於問政，所以我們公報處的速記同仁都已經捉襟見肘，調度上非常吃緊。因此要是委員自己辦的公聽會要納入，以目前來講是非常地困難。</text:p>
        <text:p text:style-name="P260">另外，立法院職權行使法第九章關於委員會公聽會有一些規範，如果是為了便於人民參與、能夠得到會議的資料，便於追蹤，我建議還是循委員會公聽會的這個方式來做。委員會的公聽會我們有錄影、轉播，還可以上網，老百姓及關心議題的人可以看得到Live會議視訊。</text:p>
        <text:p text:style-name="P261"><text:span text:style-name="T262">主席（洪顧問慈庸）：</text:span>這有現實上面的困難，因為召委到底要不要排也不是委員能夠控制的，基於在院服務委員的部分，我們先就可能的方案，如果委員希望這個公聽會能夠有逐字紀錄或錄影等，他向院方提出這樣需求的時候，要多負擔什麼樣的成本、要多少費用等等，我們就把它列出來，提供給委員們參考。委員如果有需求，未來或許我們可以協助他去達成其服務，但可能委員自己也要吸收成本，因為目前院內在費用編列上就是沒有，這個我們可以提出來作為參考。我們希望能夠更貼近外界的一般民眾，民眾希望得知的這些訊息，看有什麼方式能夠慢慢來補強，那我們就先做一個研擬，就是這些費用以及可以用什麼方式來做。其實院長針對現在委員會的一些通譯需求，他也有請公報處研擬方案，如果委員要申請通譯的話要循什麼樣的程序，這個院長都已經裁示要慢慢來做了，所以這部分我們就先研擬，好不好？再請公報處幫忙，謝謝。</text:p>
        <text:p text:style-name="P263"><text:span text:style-name="T264">主席（林委員昶佐）：</text:span>2-2、2-3，會後再請阿Fi、組長及公報處稍微確定一下文字就好。</text:p>
        <text:p text:style-name="P265">針對3-5，我再確認一次，「必要的行動」就是通盤滾動檢討院內無障礙設施規劃，所以應該是說兩年一次，對不對？</text:p>
        <text:p text:style-name="P266"><text:span text:style-name="T267">于顥：</text:span>沒有，這是兩年後。</text:p>
        <text:p text:style-name="P268"><text:span text:style-name="T269">主席（林委員昶佐）：</text:span>不是兩年一次喔！我想說是滾動檢討，感覺上就要一直檢討。所以完成時間是2022年6月30日以前，這個是不是有確認過？</text:p>
        <text:p text:style-name="P270"><text:span text:style-name="T271">李科長振宇：</text:span>主席，總務處營繕科報告，這個我們就來配合處理。</text:p>
        <text:p text:style-name="P272"><text:span text:style-name="T273">主席（林委員昶佐）：</text:span>OK，我想這應該就沒有問題。</text:p>
        <text:p text:style-name="P274"><text:span text:style-name="T275">呂儀恬：</text:span>我補充一下，民眾黨黨團的代表呂儀恬發言。3-5這部分，原本一開始是希望能夠做通盤的全面檢討，其實他們跟臺北市政府做過3次審查，就是無障礙空間的部分，我們這邊也有跟營繕科科長討論過，如果身障團體在使用上面有任何困難的話都可以跟總務處反映，他們會即時修正，所以到2022年之前有任何問題都可以討論，兩年後再做一個全面性的檢討，以上，謝謝。</text:p>
        <text:p text:style-name="P276"><text:span text:style-name="T277">主席（林委員昶佐）：</text:span>所以意思並不是所有問題都累積到2022年那個時間點再來處理，因此關心這個議題的朋友也不用擔心，原則上3-5就這樣。</text:p>
        <text:p text:style-name="P278">接著就沒有其他要再confirm的部分，先跟大家確認一下，其他組有沒有漏掉的？沒有的話，我們就……</text:p>
        <text:p text:style-name="P279"><text:span text:style-name="T280">黃編譯文琪：</text:span>不好意思，4-5的部分好像要再確認一次。</text:p>
        <text:p text:style-name="P281"><text:span text:style-name="T282">主席（林委員昶佐）：</text:span>4-5比較單純一點，會把「提案討論」改成「提案協商」，這部分是要委員跟黨團去確認一下，因為我們主要是希望之後在立法院會議的錄影、錄音可以被民眾使用，而沒有相關的問題，所以主要是文字的改變而已嘛，沒錯吧？</text:p>
        <text:p text:style-name="P283"><text:span text:style-name="T284">主席（洪顧問慈庸）：</text:span>對，第一個階段就是協商，第二個階段就是協商各黨團同意之後，要調整錄音錄影管理規則，所以第二個里程碑應該就是，如果大家同意了，你們就要開始進行錄音錄影管理規則的修訂，所以第二個應該是法案的修訂，不是評估。因為這個內部的規則應該比較不會有什麼困擾，所以在時間上，我是期待在明年6月之前把這個要點改過來，當然這個部分我會請院長召集各黨團來協商。</text:p>
        <text:p text:style-name="P285"><text:span text:style-name="T286">主席（林委員昶佐）：</text:span>請口袋國會發言。</text:p>
        <text:p text:style-name="P287"><text:span text:style-name="T288">高宇成：</text:span>口袋國會高宇成再次發言。我們的2-1還有個部分有一些困難的問題要提出來跟大家一起討論。關於附帶決議的開放資料部分，現在第一個困難是，行政院送預算來立法院時，基本上是給紙本，沒有給電子檔，所以在整個預算決議的過程中所做成的紀錄，那個紀錄是照相，然後上傳圖檔，所以這個部分完全沒有辦法開放資料。我們跟資訊處討論過，資訊處說這是產製源頭的問題，除非行政院願意提供。現在整個開放政府、開放國會應該是一體推動的，我知道我們中間可能也有委員參加開放政府的推動，這個部分立法院是不是可以要求行政院在送預算時，應該要提供電子檔，不是只送紙本來，否則我們希望附帶決議做開放國會的推動，到時候卻受到行政院的干擾。</text:p>
        <text:p text:style-name="P289">第二個部分要請教的是，其實每一年的總預算審議之後，立法院會有一份中央政府總預算所提決議、附帶決議及注意辦理事項的辦理情形報告表，這個表我們可以抓到pdf檔，但是這個表裡面會有預算審議的最後情形、附帶決議和辦理情形等都會記錄下來，可是這個當中沒有看到這些附帶決議或決議是哪一位委員提的？我不知道立院是不是有這樣的紀錄，因為其實哪一位委員提什麼樣的附帶決議是很重要的資訊，所以我們想請問這個資訊立法院是不是有紀錄、是不是有電子紀錄、是不是可以做成開放資料來開放？就這兩個問題：一個是行政院來的預算沒有電子檔，造成立院要推動開放國會資料有問題。第二個是我們現在所提的附帶決議，哪一些決議或附帶決議是哪一個委員所提的，然後最後通過了，這個是不是有電子資料可以做成開放資料？謝謝。</text:p>
        <text:p text:style-name="P290"><text:span text:style-name="T291">主席（林委員昶佐）：</text:span>其實宇成提的應該就是我們里程碑裡面的第一個，我們就會列到行政院給的預算嘛！</text:p>
        <text:p text:style-name="P292"><text:span text:style-name="T293">主席（洪顧問慈庸）：</text:span>是不是請主計處長幫大家解惑一下？</text:p>
        <text:p text:style-name="P294"><text:span text:style-name="T295">張處長月女：</text:span>我剛才查一下，行政院主計總處對於預算案的公告有兩個檔，一個是pdf檔，一個是doc檔，所以從主計處的網站中是可以找到法定預算案或預算案的doc檔。至於有些表格，他也有pdf檔或excel檔，其實歷年來好像很多人都希望，尤其是我們預算中心或者是立委都要求能夠把相關資料拿出來用，所以現在其實網站上公告的不是只有pdf檔，以上補充。</text:p>
        <text:p text:style-name="P296"><text:span text:style-name="T297">周韻采：</text:span>口袋國會發言。這是我們上次跟資訊中心討論時，資訊中心說行政院沒有給立法院電子檔。說真的，我覺得這個應該幫立委請命一下，因為審查預算是立委一個很重要、很重要的職權，幾乎是占二分之一以上的職權，怎麼樣讓民眾更瞭解立委怎麼樣幫他們把關、審查預算，我覺得這個是非常重要的。可是所有的立委辦公室，以前我在當助理的時候，我發覺居然都沒有變，十幾年來都是一樣，就是每一年你都會接到一堆像廢紙一樣的預算書，那其實是很不環保的。為什麼行政院函送立法院的時候不能給光碟？而且它應該是可以檢索的。以前的光碟你現在去主計處網站上看的話，你更會發覺那個其實是沒有辦法勾稽的，它只是一個可瀏覽但沒有辦法去download以後能夠重新解讀的，這些其實就是我們一直在講的，開放國會，你的格式要欄位化，其實從這個地方我也很希望做的紀錄能夠送給行政院，行政院現在在推開放政府，要我說的話，光是這一點就應該打零分，非常不及格的分數！</text:p>
        <text:p text:style-name="P298"><text:span text:style-name="T299">主席（林委員昶佐）：</text:span>剛才正在想說這一點要怎麼跟行政院講，因為這一點主要是他們……</text:p>
        <text:p text:style-name="P300"><text:span text:style-name="T301">周韻采：</text:span>我希望開放國會委員會是不是可以做成一個建議，請立法院院長來跟行政院協商，這個部分一定要改進，這已經20年了，全部還是用紙本，我覺得這真的是國際大笑話，天大的笑話！</text:p>
        <text:p text:style-name="P302"><text:span text:style-name="T303">主席（洪顧問慈庸）：</text:span>可以跟行政院的開放政府的行動方案提一下。</text:p>
        <text:p text:style-name="P304"><text:span text:style-name="T305">主席（林委員昶佐）：</text:span>對啊。</text:p>
        <text:p text:style-name="P306"><text:span text:style-name="T307">周韻采：</text:span>這邊不是也有彭委員嗎？</text:p>
        <text:p text:style-name="P308"><text:span text:style-name="T309">主席（林委員昶佐）：</text:span>沒關係，我覺得這個就做成這一題的附帶決議，我們來去跟行政院那邊討論，去跟他要求。因為如果從源頭就已經不是開放資料，其實那一部分就會全部都變成是無法線上處理、無法數位化的東西。</text:p>
        <text:p text:style-name="P310"><text:span text:style-name="T311">主席（洪顧問慈庸）：</text:span>LuLu要講話。</text:p>
        <text:p text:style-name="P312"><text:span text:style-name="T313">耿璐：</text:span>大家好，我是開放文化基金會的耿璐，我先自我揭露一下，其實我也是開放政府MSF的民間委員，不過他們的機制比較不太一樣，而且明天才會開第一次委員會，所以我不太確定……</text:p>
        <text:p text:style-name="P314"><text:span text:style-name="T315">主席（林委員昶佐）：</text:span>那就交給LuLu啦！</text:p>
        <text:p text:style-name="P316"><text:span text:style-name="T317">耿璐：</text:span>沒有，可是我覺得應該是說我們1到5的很多方案裡面，包括第5組也有很多是跟行政院部門有關的，所以整體開放國會行動方案應該要整理一些可能要拜託他們配合、參考或看是什麼樣的用詞，然後整理完一份比較完整的資料後，再一起提交。</text:p>
        <text:p text:style-name="P318"><text:span text:style-name="T319">主席（林委員昶佐）：</text:span>其實應該是這樣子，2-1最下面：「針對議事流程圖進行盤點檢視，釐清已開放、未開放資料」，還有第二項「詳列工作計畫，並陸續將資料以開放格式開放」，然後可能再加一個，若涉及其他單位，如果是由其他單位編制的……</text:p>
        <text:p text:style-name="P320"><text:span text:style-name="T321">耿璐：</text:span>就是也通知他們一起配合。</text:p>
        <text:p text:style-name="P322"><text:span text:style-name="T323">主席（林委員昶佐）：</text:span>也通知他們，請他們加入做格式上面的精進等等，所以這個可能加在第2個裡面。</text:p>
        <text:p text:style-name="P324"><text:span text:style-name="T325">耿璐：</text:span>不過其實每一個方案裡面可能都會牽涉到行政院相關部門，所以就是一起列出來。</text:p>
        <text:p text:style-name="P326"><text:span text:style-name="T327">主席（林委員昶佐）：</text:span>對，就是到時候我們給他們的會比較完整一點，而不是單一、單一的給，所以這應該放到我們2-1下面。</text:p>
        <text:p text:style-name="P328"><text:span text:style-name="T329">主席（洪顧問慈庸）：</text:span>明天開第一次。</text:p>
        <text:p text:style-name="P330"><text:span text:style-name="T331">耿璐：</text:span>可是明天開會跟我們今天討論這件事應該是沒有辦法接在一起。</text:p>
        <text:p text:style-name="P332"><text:span text:style-name="T333">主席（洪顧問慈庸）：</text:span>大概什麼時候會討論到這些事情？</text:p>
        <text:p text:style-name="P334"><text:span text:style-name="T335">耿璐：</text:span>目前看起來是明天開過一次會就要公布。</text:p>
        <text:p text:style-name="P336"><text:span text:style-name="T337">主席（洪顧問慈庸）：</text:span>所以我們也沒有機會……</text:p>
        <text:p text:style-name="P338"><text:span text:style-name="T339">耿璐：</text:span>我們剛剛講的這些。其實並沒有列在他們覺得應該要開放的內容裡面，因為我覺得剛才那個是比較細節，而他們列的方案是比較大的，比如說廉政委員會要做什麼，譬如政治獻金的部分，然後性平會要做什麼，因此我們對應到的不見得是他們已經列在他們的開放方案裡，所以比較是從我們這邊提交一個文件，看他們能不能依照那個開放原則來配合，或是什麼樣子等等。</text:p>
        <text:p text:style-name="P340"><text:span text:style-name="T341">主席（林委員昶佐）：</text:span>沒關係，因為如果我們自己在2-1裡面加入這個盤點，這就是未來我們本來就會做到的事情，那就不用急著在明天你們開會的時候，我們就很瑣碎地跟大家講，某一個東西你們會不會開，那樣你提這個意見就會變得很怪。</text:p>
        <text:p text:style-name="P342"><text:span text:style-name="T343">耿璐：</text:span>應該是明天講也會被擱置，應該是開放國會委員會這邊要正式提給他們一個公文或很正式的文件。</text:p>
        <text:p text:style-name="P344"><text:span text:style-name="T345">主席（林委員昶佐）：</text:span>如果我們只是發個公文給他，這也很難追蹤，還是把它放回我們的行動方案裡面，這樣我們未來在追蹤我們的行動方案時，我們看到2-1下面的「詳列工作計畫，並陸續將資料以開放格式開放」，然後加一句涉及其他單位的，我們就是主動去跟他們要求，應該要做出符合可閱讀式的這些格式等等，加上這一句，未來我們再追蹤這個項目的執行狀況，就會知道有沒有去要求行政院了嘛！</text:p>
        <text:p text:style-name="P346"><text:span text:style-name="T347">主席（洪顧問慈庸）：</text:span>如果我們要求，他們不理我們的話呢？</text:p>
        <text:p text:style-name="P348"><text:span text:style-name="T349">主席（林委員昶佐）：</text:span>那也沒辦法啊！不過如果他們一直都不給的話，說不定就凍他們的預算，這要看是什麼單位。</text:p>
        <text:p text:style-name="P350">再來是公督盟那邊的嗎？請說。</text:p>
        <text:p text:style-name="P351"><text:span text:style-name="T352">潘維平：</text:span>關於2-1，公督盟之前在看委員會的會議報告時，如果說只開放這一層或這些格式，事實上會有點問題，因為它的格式報告常會打錯字或格式出問題。我們可以看一下，左邊是原始DOC的紀錄，然後右邊是我們把每個委員拉出來，你光從左邊到右邊，事實上要爬這些資料是有點困難的。其次，DOC檔就是2-1已經寫了，我們是希望如果會議紀錄能再更細部格式化的話，像主席、代理主席及立委，還有官員及民間團體的發言可以區分開來，就是可以給他們一些tag。</text:p>
        <text:p text:style-name="P353">然後議事進程像標頭、宣讀、抽籤、投票、開會及臨時動議，還有質詢、法案討論之類的這些細項，也希望能在資料產生時就做一個區隔。</text:p>
        <text:p text:style-name="P354">目前可能因為繕打人員的習慣不同，所以格式會有點問題，導致你在抓資料的時候會出現很麻煩的狀況。像這個DOC檔造成的問題，就是委員的名字常常會在轉檔時發生問題，就是會有亂碼，或者是稀少字它顯現不出來。還有就是原住民委員在繕打人員的習慣上，好像格式會不一，你會發現在不同的委員會或不同紀錄之間，他的名字都出了問題。此外，大家用的標點符號其實也不太一樣，像這些都會造成抓資料時的很大麻煩，比如A跟B抓的資料可能會不一樣。</text:p>
        <text:p text:style-name="P355">有關改善的建議，我們希望立法院這邊不是只把格式換成JSON而已，而是可能需要一個平臺，就是繕打人員輸入的地方需要一個平臺。那個平臺可能是希望譬如說在發言者的地方，或是在一些欄位的地方，你可以有一些制式化的輸入，讓後台在抓做資料時不會出問題。如果能做到這個程度，才比較像真的有辦法讓那個機器可以去讀這些資料，不然的話，到時候可能都會有一些實際上的問題。</text:p>
        <text:p text:style-name="P356"><text:span text:style-name="T357">主席（林委員昶佐）：</text:span>我覺得這個一樣把它融入在2-1裡面，應該可以吧？在2-1裡面的「並陸續將資料以開放」加上「並改善格式」，應該就是這個意思吧？</text:p>
        <text:p text:style-name="P358"><text:span text:style-name="T359">潘維平：</text:span>如果開放格式做出來的那個方式是……</text:p>
        <text:p text:style-name="P360"><text:span text:style-name="T361">主席（林委員昶佐）：</text:span>所以我才加一個「改善格式」，還是你覺得要怎麼寫？</text:p>
        <text:p text:style-name="P362"><text:span text:style-name="T363">潘維平：</text:span>改善輸入的……</text:p>
        <text:p text:style-name="P364"><text:span text:style-name="T365">主席（林委員昶佐）：</text:span>對，我的意思就是我們把這一句加入，這樣在2022年的完成時間之前，我們梳理的就不只是資料有沒有開放及開放的格式，現在還增加一個它的輸入格式例如一致化或什麼，我們就加入這一句。這樣子的話，是不是可以把它放在這個地方？我覺得這樣應該就可以一起把剛剛口袋國會跟公督盟講的問題都融入在2-1裡面了，應該可以對不對？你們看一下文字怎麼寫。</text:p>
        <text:p text:style-name="P366">就麻煩慈庸繼續，我後面有一個非去不可的行程。接著我想第四、第五應該都還好，請各位繼續討論。不好意思，謝謝。</text:p>
        <text:p text:style-name="P367"><text:span text:style-name="T368">于顥：</text:span>先請大家上Slack看一下，就是我剛剛有丟，因為2-2、2-3剛剛只有口頭唸。我先把2-2、2-3的里程碑丟到Slack上面，請大家到OP-MSF那個頻道去看一下。我唸一下2-2、2-3的里程碑，第一個應該都是研議資料揭露的格式，無論是到時候在後台開表格，還是要提供什麼樣的格式，我們把那個格式討論出來，然後有一個月的研議時間，從明年的1月1日到1月底。第二個部分應該就是把這個格式建置出來之後，提供各委員還有各黨團可以去做自主的揭露，時間就是長期的，從這個資料格式建置出來後，2月1日開始一直到本屆結束。如果沒有問題的話，我們是不是照這樣子通過？謝謝。</text:p>
        <text:p text:style-name="P369">接下來是3-2的部分，請阿Fi說明一下你們目前預擬的時程，待會再請公報處回應。謝謝。</text:p>
        <text:p text:style-name="P370"><text:span text:style-name="T371">曾柏瑜：</text:span>我現在預擬的時程是現行公聽會的盤點、人力及成本評估報告，希望可以在明年1月底時先來做這樣子的評估。在評估完成之後，我們就來詳列工作計畫，有關詳列工作計畫，我剛剛想了一下，因為剛剛有提到相關成本不一定全部由立法院這邊支應，畢竟是委員自己所開的公聽會，是不是委員也要負擔部分。所以我在想，這部分是不是請黨團，還有資訊處，因為畢竟這些公聽會的資料，如果被翔實記錄下來要放在哪裡及如何發布，這可能要請資訊處一起來討論。有關工作計畫的詳列，我預定從2月到6月30日，目前是這樣子訂定，不知道大家有什麼想法？</text:p>
        <text:p text:style-name="P372">其實我們在討論時，有討論到一個方式，假設最後根據人力及成本評估報告，還有盤點完所有立法委員各自舉辦的公聽會，發現這個東西真的沒有辦法由公報處或立院這邊用增加預算或增加人力的方式來處理，或許就提供一個格式告訴所有委員，如果你要辦公聽會，你需要填哪一些資料等，以及找哪些人來做記錄、這些人你可以去那邊找、有沒有哪些服務可以使用？這樣或許就不需要公報處來負擔所有的人力及成本。我們現在是用這樣的一個方法，才會希望在第二部分詳列工作計畫時，也將資訊處一起納進來討論。</text:p>
        <text:p text:style-name="P373"><text:span text:style-name="T374">主席（洪顧問慈庸）：</text:span>我可不可以把時程部分再往後調一下？因為現在開始到1月可能都在處理預算，各個行政單位都非常的忙，所以我們是不是可以把盤點跟寫評估報告的部分移到明年6月30日，即評估的部分在上半年把它做出來？然後是第二個里程碑，阿Fi的意思是要跟黨團去討論嗎？</text:p>
        <text:p text:style-name="P375"><text:span text:style-name="T376">曾柏瑜：</text:span>因為如果我們希望這些公開的部分是由立法委員各自承擔部分成本，就是剛剛大家在討論的，假設不是全部由公報處這邊負責，而是由各個委員來承擔的話，可能要跟黨團討論一下，就是會有這樣的可能性，所以我們才會把黨團也一起列到主責單位裡面，但wording或許也可以調整成黨團不一定是主責單位，而是找各黨團來討論，我不確定這個wording要怎麼firm會比較好。</text:p>
        <text:p text:style-name="P377"><text:span text:style-name="T378">主席（洪顧問慈庸）：</text:span>請處長發言。</text:p>
        <text:p text:style-name="P379"><text:span text:style-name="T380">張處長月女：</text:span>跟顧問報告一下，目前立法院的預算只有編委員會、我們立法院召開會議的預算，如果是委員個人要召開公聽會的話，因為我們每個月有定額辦公事務費1萬4,672元給委員，所以委員召開的公聽會是不是就由委員自己的事務費裡面去支應？</text:p>
        <text:p text:style-name="P381"><text:span text:style-name="T382">主席（洪顧問慈庸）：</text:span>這個我覺得就讓公報處去做評估報告，至於由哪裡支應，可能是後續委員們去執行這個方案時再去考慮的事情。現在阿Fi的意思是說，做出來之後，這件事情可能要讓黨團他們知道，然後他們內部也去討論。所以，第二個wording的部分就是要讓黨團去討論嘛？</text:p>
        <text:p text:style-name="P383"><text:span text:style-name="T384">曾柏瑜：</text:span>因為公報處做了這個評估報告，所以是希望讓公報處跟黨團和開放國會的委員去討論接下來如果要達成這件事情、讓這件事情成真，那我們需要做哪些事情，比如說我們是有一個表格，讓每個委員可以自行把資料填進去，然後由資訊處公開？還是說公報處可以負擔部分，然後委員負擔部分？這個部分就是要到那個時候再來研擬。</text:p>
        <text:p text:style-name="P385"><text:span text:style-name="T386">主席（洪顧問慈庸）：</text:span>那就是一個討論會？就是讓大家來討論啊！就是公報處做完評估，可能會產生一些內容，那我要讓各黨團來討論這個成本到底誰要去吸收嘛！要不要往這個方向去做，就是找各黨團來討論。</text:p>
        <text:p text:style-name="P387"><text:span text:style-name="T388">王副處長孔瑛：</text:span>公報處報告一下，關於剛才提到的記錄成本由委員自己提供一些費用，因為立法院目前訓練的速記人員都是公務人員，我們做的都是法定會議的紀錄，如果委員自辦的公聽會我們要收費，我不曉得主計處的意見是怎麼樣？</text:p>
        <text:p text:style-name="P389"><text:span text:style-name="T390">主席（洪顧問慈庸）：</text:span>沒有、沒有，因為公報處做出來的資料可能會是提供他們方案，就是說如果他們需要速記員或是他們需要錄影或什麼，他們必須額外去支付哪些費用，你們只是提供他一些管道跟方案，不會叫你們來處理後續的費用，因為你們就是沒有這樣的經費。你們是提供方案給他們，譬如說要去民間找速記人員，或是你們要幫他們找的話，那個費用是怎麼樣，大概是這樣的方案而已。</text:p>
        <text:p text:style-name="P391"><text:span text:style-name="T392">曾柏瑜：</text:span>那我具體建議，將「詳列工作計畫」改為「研議計畫實施要點」，這樣會不會好一點？就是大家一起來研議。</text:p>
        <text:p text:style-name="P393"><text:span text:style-name="T394">主席（洪顧問慈庸）：</text:span>沒有、沒有……</text:p>
        <text:p text:style-name="P395"><text:span text:style-name="T396">于顥：</text:span>不要「要點」，我建議還是「規劃方案」就好，因為它其實是一個媒合方案，但我們也不用太狹隘地限縮到媒合，所以就是規劃方案。</text:p>
        <text:p text:style-name="P397"><text:span text:style-name="T398">曾柏瑜：</text:span>好。</text:p>
        <text:p text:style-name="P399"><text:span text:style-name="T400">于顥：</text:span>我想確認一下第一個里程碑的文字，因為我現在的資料是「前期調查制度問題及成本」，阿Fi，你們那個文字要不要再唸一次？你們有改，對不對？</text:p>
        <text:p text:style-name="P401"><text:span text:style-name="T402">曾柏瑜：</text:span>我現在是改成「現行公聽會盤點人力及成本評估報告」，這樣可以嗎？因為我想要把「報告」放進去，這樣可以是完整的研議一個方式，就是由公報處這邊討論後，提供接下來要討論的資料內容。</text:p>
        <text:p text:style-name="P403"><text:span text:style-name="T404">主席（洪顧問慈庸）：</text:span>可以嗎？</text:p>
        <text:p text:style-name="P405"><text:span text:style-name="T406">于顥：</text:span>可以嗎？</text:p>
        <text:p text:style-name="P407"><text:span text:style-name="T408">王副處長孔瑛：</text:span>關於這個費用，剛才顧問也講過，我們可能就是提供其他民間機構在做這個紀錄……</text:p>
        <text:p text:style-name="P409"><text:span text:style-name="T410">主席（洪顧問慈庸）：</text:span>對、對、對。一個小時要多少錢……</text:p>
        <text:p text:style-name="P411"><text:span text:style-name="T412">王副處長孔瑛：</text:span>對，我們可以提供這樣的資訊，這個沒有問題。</text:p>
        <text:p text:style-name="P413"><text:span text:style-name="T414">主席（洪顧問慈庸）：</text:span>對，這個如果有問題，再跟于顥討論一下就可以，他會跟你們講怎麼做。</text:p>
        <text:p text:style-name="P415"><text:span text:style-name="T416">王副處長孔瑛：</text:span>好。</text:p>
        <text:p text:style-name="P417"><text:span text:style-name="T418">主席（洪顧問慈庸）：</text:span>好，所以剛剛那個文字應該是OK啦！</text:p>
        <text:p text:style-name="P419"><text:span text:style-name="T420">曾柏瑜：</text:span>那我要上傳一個剛剛討論出的新版本，就是第二個變成規畫方案，然後，時間從6月30日後一直到年底這樣子。</text:p>
        <text:p text:style-name="P421"><text:span text:style-name="T422">于顥：</text:span>7月1日。</text:p>
        <text:p text:style-name="P423"><text:span text:style-name="T424">主席（洪顧問慈庸）：</text:span>好。第一項到第五項之前還沒有確認的部分，我們剛剛的程序都已經把它完成。會後于顥會把今天討論過後確定的文字再跟國際事務小組這邊做最後的確認。所以今天的內容大家都OK？</text:p>
        <text:p text:style-name="P425"><text:span text:style-name="T426">甘宇成：</text:span>口袋國會剛剛有一個問題還沒有得到答案，就是附帶決議提出委員的紀錄是不是有電子資料紀錄？是不是可以做成開放資料？</text:p>
        <text:p text:style-name="P427"><text:span text:style-name="T428">主席（洪顧問慈庸）：</text:span>這個要請教資訊處，有嗎？是沒有還是不知道？</text:p>
        <text:p text:style-name="P429"><text:span text:style-name="T430">甘宇成：</text:span>議事處或公報處的同仁知不知道？就是提出附帶決議的委員應該有紀錄嘛，比如說我是某某委員，我對哪筆預算提出附帶決議，然後通過，這個應該要有紀錄，不管是議事處或……</text:p>
        <text:p text:style-name="P431"><text:span text:style-name="T432">梁副處長雯</text:span><text:span text:style-name="T433">璍</text:span><text:span text:style-name="T434">：</text:span>在委員會的每一次會議紀錄都會有，如果是委員提案的話都會有紀錄。</text:p>
        <text:p text:style-name="P435"><text:span text:style-name="T436">主席（洪顧問慈庸）：</text:span>委員會、協商，和最後院會三讀的時候都會有附帶決議的產生。</text:p>
        <text:p text:style-name="P437"><text:span text:style-name="T438">梁副處長雯</text:span><text:span text:style-name="T439">璍</text:span><text:span text:style-name="T440">：</text:span>對。不同階段都會有。</text:p>
        <text:p text:style-name="P441"><text:span text:style-name="T442">主席（洪顧問慈庸）：</text:span>所以這個資料是集在哪裡？</text:p>
        <text:p text:style-name="P443"><text:span text:style-name="T444">梁副處長雯</text:span><text:span text:style-name="T445">璍</text:span><text:span text:style-name="T446">：</text:span>如果是委員會階段的審查，在委員會會議紀錄有，那如果是在協商的階段，一樣在公報紀錄上都會有，最後三讀正式通過的決議，公報也會記載。</text:p>
        <text:p text:style-name="P447"><text:span text:style-name="T448">主席（洪顧問慈庸）：</text:span>所以，就是散落在公報跟委員會的紀錄？</text:p>
        <text:p text:style-name="P449"><text:span text:style-name="T450">周韻采：</text:span>我們是建議這樣子，因為資訊中心現在要開發新的資訊系統，是不是可以把這一個項目加進去？就是未來跟處理提案的方法一樣，在委員提預算附帶決議的時候，包括在委員會及分別在不同階段提的附帶決議也可以變成一個資料集？</text:p>
        <text:p text:style-name="P451"><text:span text:style-name="T452">主席（洪顧問慈庸）：</text:span>請副處長要說明一下。</text:p>
        <text:p text:style-name="P453"><text:span text:style-name="T454">梁副處長雯</text:span><text:span text:style-name="T455">璍</text:span><text:span text:style-name="T456">：</text:span>我先說明一下，我們目前進行的新專案是做公報紀錄的整合，剛剛周老師講的那部分可能要特別針對預算提案做處理，這個之前有提到說，因為現在附帶決議的量太大，所以它本身並沒有用電子檔處理，而是直接使用照相製版印刷，所以我們得到的公報紀錄也只是一個影像檔，這部分若要讓它變成電子化，需要非常大的人力去處理，這也不是資訊處所能處理的。</text:p>
        <text:p text:style-name="P457"><text:span text:style-name="T458">主席（洪顧問慈庸）：</text:span>所以這在各委員會都沒有……</text:p>
        <text:p text:style-name="P459"><text:span text:style-name="T460">梁副處長雯</text:span><text:span text:style-name="T461">璍</text:span><text:span text:style-name="T462">：</text:span>委員會部分沒有問題，因為委員會本身的提案在委員會的會議紀錄裡面就有電子檔。</text:p>
        <text:p text:style-name="P463"><text:span text:style-name="T464">主席（洪顧問慈庸）：</text:span>所以它的附帶決議是有電子檔的？</text:p>
        <text:p text:style-name="P465"><text:span text:style-name="T466">梁副處長雯：</text:span>對，但是因為在委員會到朝野協商之前還會再有很多的提案出來，那部分可能就沒有電子檔了。</text:p>
        <text:p text:style-name="P467"><text:span text:style-name="T468">主席（洪顧問慈庸）：</text:span>這個部分我是不是徵求口袋國會的同意，因為現在1-3有說未來要研議建置常態性、公開性、開放資料的諮詢機制，所以我們未來是不是在那個過程當中再來做研議？關於這件事情，我們可能還是要想看看怎麼樣才有辦法系統性的處理，以目前資料散落的方式，可能沒有辦法現在就答應要來做，所以1-3這一塊是不是就在這個機制產生之後，因為我們會持續性、常態性去開這個會議，再來討論看看要怎樣落實大家所提出來的需求？</text:p>
        <text:p text:style-name="P469">請主計處張處長發言。</text:p>
        <text:p text:style-name="P470"><text:span text:style-name="T471">張處長月女：</text:span>跟顧問報告一下，其實目前行政院是要求各單位，針對立委在上一次預算審查時所做的決議是什麼，然後在決算的時候就要列出決議辦理情形，同時在下一年度，比如說110年度的預算，我就要列出109年度做了什麼決議、辦理情形如何，所以如果要知道那些委員所提的決議，甚至其辦理情形，在各單位的決算書以及次一個年度的預算書都可以有這個資訊。</text:p>
        <text:p text:style-name="P472"><text:span text:style-name="T473">周韻采：</text:span>可是這個部分我們已經查過立法院通過的附帶決議執行情形，但是後面沒有勾稽出這個附帶決議當初是哪一位委員提出的。</text:p>
        <text:p text:style-name="P474"><text:span text:style-name="T475">主席（洪顧問慈庸）：</text:span>加欄位。現在口袋國會是希望有提案委員？</text:p>
        <text:p text:style-name="P476"><text:span text:style-name="T477">周韻采：</text:span>對，這樣我們才能知道委員的個別表現。</text:p>
        <text:p text:style-name="P478"><text:span text:style-name="T479">主席（洪顧問慈庸）：</text:span>所以在決算書裡可以要求他們加欄位？</text:p>
        <text:p text:style-name="P480"><text:span text:style-name="T481">張處長月女：</text:span>對，現在行政院是要求各單位在決算書裡面就要揭露，比如109年度的決算書就要揭露109年度的預算立法院三讀通過的那些決議及其辦理情形如何，如果還要提案委員的話，其實再加一個欄位就可以了。</text:p>
        <text:p text:style-name="P482"><text:span text:style-name="T483">主席（洪顧問慈庸）：</text:span>所以我們只要溝通，請行政院在提決算書的時候加這個欄位就可以。周老師，這樣有滿足你們的……</text:p>
        <text:p text:style-name="P484"><text:span text:style-name="T485">周韻采：</text:span>有！只要能夠呈現，至於是哪一個單位或是誰處理，我們都OK！</text:p>
        <text:p text:style-name="P486"><text:span text:style-name="T487">主席（洪顧問慈庸）：</text:span>這個部分我們先把它記下來，可能會後我們再跟處長這邊討論看看怎麼請行政院來協助，好不好？就是剛剛口袋國會提出有關附帶決議的部分，我們會後再來跟處長做進一步討論。</text:p>
        <text:p text:style-name="P488">這個部分的討論就到一個段落，接下來我們要進入第四項，就是我們上次開會有講到我們這個MSF委員會大家出席的狀況，是不是先請琬捷做一下報告？</text:p>
        <text:p text:style-name="P489"><text:span text:style-name="T490">邱秘書琬捷：</text:span>我現在有丟兩個檔案到OP-MSF的Slack上面，一個是開放國會委員會的治理機制，一個是我統計了前四場會議的出席狀況，然後大家看一下治理機制裡面有一個加退機制，退出的部分有寫到如果是法人的話，連續兩次或一年內累積五次沒有參與委員會例行會議者視同退出，我們統計之後，大家可以看另外一個檔案，目前法人連續兩次沒有參與例行會議的是台灣原住民族政策協會，已經缺席四次，沃草缺席兩次，今天台灣原住民族政策協會有出席，沃草還是沒有出席，所以沃草就是缺席三次。再來，自然人連續三次沒有參與例行會議的部分目前還沒有，以上報告。</text:p>
        <text:p text:style-name="P491"><text:span text:style-name="T492">主席（洪顧問慈庸）：</text:span>上次口袋國會周老師也有提出這樣的議題，所以我們這次有把它列入議程，針對在治理機制裡面，其實之前討論的時候就有加退的規定，因為就目前來說，已經有兩個單位達到要被退出的門檻。我和Freddy有先做初步的討論，從我們正式的會議開始到現在，今天是第5次會議，在前幾次會議當中，其實我們兩個主席都沒有提醒大家缺席的次數已經快要達到這個門檻了，所以其實我們兩個沒有做提醒的工作，是有一點疏失。在這邊是不是徵詢各位委員的意見？因為這個會議其實才開5次，各個民間委員或是黨團可能一開始沒有太注意或是遺漏了開會通知，所以是不是能夠在這一次會議徵求大家同意，像原住民政策協會今天有與會，是不是能夠同意他們繼續留下來？但是我們的紀錄就是一年五次還是會繼續維持，另外因為今天沃草還是缺席，所以是不是就讓它退出？看大家的意見是什麼，因為這還是共識決，委員會的委員們大家一起提供意見。</text:p>
        <text:p text:style-name="P493"><text:span text:style-name="T494">邱秘書琬捷：</text:span>補充一點，因為沃草之前有被選為工作小組。</text:p>
        <text:p text:style-name="P495"><text:span text:style-name="T496">主席（洪顧問慈庸）：</text:span>對。</text:p>
        <text:p text:style-name="P497"><text:span text:style-name="T498">邱秘書琬捷：</text:span>所以那時候是有講說工作小組都不能缺席，但沃草已經缺席三次。</text:p>
        <text:p text:style-name="P499"><text:span text:style-name="T500">主席（洪顧問慈庸）：</text:span>好，沃草的狀況可能比較嚴重一點。周老師有沒有什麼意見？</text:p>
        <text:p text:style-name="P501"><text:span text:style-name="T502">周韻采：</text:span>我基本上附議主席的提議，因為我覺得原住民政策協會應該也是原始的籌備委員，大家在籌備的時候都已經很清楚相關的規定，而且原來這個開放國會的運作機制其實都是當初大家討論過的，我是覺得不能完全說是主席的錯誤，因為這本來就是認知。我們有這樣的認知，所以我們每次都很努力出席，我想其他在場各位法人代表也都是這樣，所以我覺得這不是主席的錯誤。本來做為一個民間團體，如果願意參與，就要有這樣的commitment，你就要有這樣的承諾。所以我會覺得這其實應該要確實執行，否則對於後來徵選出來的這些委員，我會覺得愧疚，因為之前有很多遺珠，其實都是因為名額的關係。所以既然原先已經承諾的就應該要履行這個承諾，今天至少原住民政策協會有出席，所以這個部分，我會附議主席的建議。</text:p>
        <text:p text:style-name="P503"><text:span text:style-name="T504">主席（洪顧問慈庸）：</text:span>謝謝周老師。有沒有其他委員有不同的意見，或是有其他好一點的想法？蕭A有意見可以發表一下。</text:p>
        <text:p text:style-name="P505"><text:span text:style-name="T506">蕭新晟：</text:span>沒有，我是附議主席的意見，沒有更好的想法。</text:p>
        <text:p text:style-name="P507"><text:span text:style-name="T508">主席（洪顧問慈庸）：</text:span>好，那還有沒有？Freddy的意思是希望看能不能大家都留下來，但是沃草的狀況不知道是不是他們組織內部比較忙，還是現在人力比較不足，所以已經連續很多次沒有參與，也沒有辦法來協助工作小組的工作。因為我們已經都有特別再通知，就是針對有缺席問題的人，這次我們都有特別通知，如果這次沃草還是一樣沒有出席，我們可能就確定讓沃草退出這個委員會，看大家有沒有意見？有需要表決嗎？如果沒有，我們就是共識決？</text:p>
        <text:p text:style-name="P509"><text:span text:style-name="T510">黃佩蔚：</text:span>我只是想確認整個程序問題，就是如果沃草確認退出的話，我們是遇缺不補，在這個會期裡面，還是必須要遞補人進來？</text:p>
        <text:p text:style-name="P511"><text:span text:style-name="T512">主席（洪顧問慈庸）：</text:span>我們的治理機制裡面有寫，好像是幾位，3位還是5位的時候才會再一次的甄選。</text:p>
        <text:p text:style-name="P513"><text:span text:style-name="T514">黃佩蔚：</text:span>所以現在這個情況就是不會……</text:p>
        <text:p text:style-name="P515"><text:span text:style-name="T516">主席（洪顧問慈庸）：</text:span>不會立即補，沒有遞補，不過我們會到一定的缺額的時候，再重新甄選。</text:p>
        <text:p text:style-name="P517"><text:span text:style-name="T518">黃佩蔚：</text:span>好。</text:p>
        <text:p text:style-name="P519"><text:span text:style-name="T520">主席（洪顧問慈庸）：</text:span>如果大家沒有其他意見的話，那我們今天就作成這樣的決議，然後因為我們之前的這個通知上面沒有那麼的即時，所以我們就讓原住民政策協會繼續留在我們的委員會，但要拜託，因為我們還是有一年5次的門檻，所以今年一定要再來開會，不然就會達到5次的門檻，所以就是一定要麻煩我們的原住民政策協會。沃草的部分，我們就正式確認退出我們MSF的委員會，作成以上決議，如果大家沒有意見，我們就這樣子。</text:p>
        <text:p text:style-name="P521">接下來就是確認下次的開會時間。我們的國際事務小組還有後面報告的整併還沒報告，請文琪報告。</text:p>
        <text:p text:style-name="P522"><text:span text:style-name="T523">黃編譯文琪：</text:span>目前報告的部分都還在撰寫中，然後都會跟著會議的進度在進行，格式的部分要跟大家再做一次最後的確認，請大家看最後兩頁，最後產出的行動方案會以立法院的名義提交給OGP，提交給OGP的格式部分，主責會是立法院，然後會放在標題下面，因為這是已經參考過其他國家的格式範例，風險評估跟尚在調查部分刪除，因為這個是for我們內部討論會議的使用，然後主責單位部分也不會呈現各單位，所以下面欄位也會做一個整併跟刪除，未來提交出去的格式就會長這樣，然後會後也會授權我們這邊做整理，謝謝。</text:p>
        <text:p text:style-name="P524"><text:span text:style-name="T525">主席（洪顧問慈庸）：</text:span>因為有對國際組織提出的比較重要的格式，所以我們的國際事務小組這邊後續會來做。接下來我們就來討論一下我們下次的開會時間，因為我們30日的時候會將第二版一樣上官網來做公開閱覽，然後讓大家再提供意見，所以30日的時候會再放到網站上面，然後也會再跟大家講說可以上vTaiwan來反映，就是第二版的部分大家有沒有什麼意見。如果大家沒有意見的話，之前是預計在11月9日那一週要來做最後版本的確認，所以現在就是要討論我們下一次開會的時間。</text:p>
        <text:p text:style-name="P526"><text:span text:style-name="T527">耿璐：</text:span>因為我想說這已經是最後一次讓民眾可以提供意見，那有沒有就是什麼樣的宣傳、推廣或在哪裡可以讓更多人知道，原來有這個可以看？</text:p>
        <text:p text:style-name="P528"><text:span text:style-name="T529">主席（洪顧問慈庸）：</text:span>看大家有沒有什麼意見，因為之前我們的第一版是在我們的官網上面，然後再來就是看大家有沒有在各自的社群裡面去po，這一次是第二次、最後一次的公開閱覽，看大家有沒有希望在什麼樣的平臺上面再多加露出？我們可以在院長的臉書、Freddy的臉書，我們可以再po一下。</text:p>
        <text:p text:style-name="P530"><text:span text:style-name="T531">耿璐：</text:span>我覺得可能有需要改得比較正式，因為上次比如說我們自己做圖在自己的基金會粉專，可是就覺得好像不是官方在問大家有沒有意見。</text:p>
        <text:p text:style-name="P532"><text:span text:style-name="T533">主席（洪顧問慈庸）：</text:span>我們可能就請freddy和院長的臉書在幫忙推一下，你們再來轉傳，各個社群在幫忙轉傳、分享出去，讓大家能夠回到vTaiwan來反映意見，大家ok嗎？好，宣傳的部分請于顥再follow一下，還要再跟freddy辦公室、院長辦公室提一下。再來，我們確認一下11月9日那一週的開會時間，是不是一樣維持在禮拜二的早上？民主實驗室不行？</text:p>
        <text:p text:style-name="P534"><text:span text:style-name="T535">曾柏瑜：</text:span>對，我們可能都會撞到我們的開會時間，看可不可以調整，如果沒辦法的話就是我們調整。</text:p>
        <text:p text:style-name="P536"><text:span text:style-name="T537">主席（洪顧問慈庸）：</text:span>請問大家有沒有什麼時間，因為禮拜一、三、四比較不好排，因為立法院都要開委員會，不然就是要禮拜二的下午時間，還是禮拜五？所以大家有意見嗎？</text:p>
        <text:p text:style-name="P538"><text:span text:style-name="T539">在場人員：</text:span>可以維持禮拜二上午這個時間嗎？</text:p>
        <text:p text:style-name="P540"><text:span text:style-name="T541">主席（洪顧問慈庸）：</text:span>有人要維持這個時間，好，那我們就維持這個時間，因為下次應該是在提案之前最後一次開會了，所以請大家11月10日一樣早上10時，會議的地點會再通知，我們確定之後會再通知大家，再麻煩民主實驗室。</text:p>
        <text:p text:style-name="P542"><text:span text:style-name="T543">曾柏瑜：</text:span>好。</text:p>
        <text:p text:style-name="P544"><text:span text:style-name="T545">主席（洪顧問慈庸）：</text:span>那就是11月10日早上10時，我們開最後版本的確認會議，有沒有人有臨時動議或提案要討論的？如果沒有，我們今天會議就到這邊，感謝大家，謝謝。</text:p>
        <text:p text:style-name="內文"><text:span text:style-name="T546">散會</text:span>（11時40分）</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政院質詢內文" style:display-name="政院質詢(內文)" style:family="paragraph" style:parent-style-name="內文">
      <style:paragraph-properties style:line-height-at-least="0.2187in" fo:text-indent="0.1388in"/>
      <style:text-properties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fo:font-size="14pt" style:font-size-asian="14pt"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fo:hyphenate="true"/>
    </style:style>
    <style:style style:name="政院答復一般項目" style:display-name="政院答復(一般項目)" style:family="paragraph" style:parent-style-name="政院答復項目" style:next-style-name="內文">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6704" draw:id="id0" draw:style-name="a0" draw:name="Text Box 1" text:anchor-type="paragraph" svg:x="0.00069in" svg:y="-0.03333in" svg:width="6.29931in" svg:height="0.4375in" style:rel-width="scale" style:rel-height="scale"><draw:text-box><text:p text:style-name="P3"><text:page-number text:fixed="false">1</text:page-number></text:p></draw:text-box><svg:title/><svg:desc/></draw:frame></text:p>
      </style:footer>
      <style:footer-left>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dc:description>
    <dc:subject/>
    <meta:keyword>Draft</meta:keyword>
    <meta:initial-creator>4號</meta:initial-creator>
    <dc:creator>Windows 使用者</dc:creator>
    <meta:creation-date>2022-03-25T09:17:00Z</meta:creation-date>
    <dc:date>2022-03-25T09:17:00Z</dc:date>
    <meta:print-date>1601-01-01T00:00:00Z</meta:print-date>
    <meta:template xlink:href="LCEWB01" xlink:type="simple"/>
    <meta:editing-cycles>2</meta:editing-cycles>
    <meta:editing-duration>PT0S</meta:editing-duration>
    <meta:document-statistic meta:page-count="2" meta:paragraph-count="47" meta:word-count="3535" meta:character-count="23641" meta:row-count="167" meta:non-whitespace-character-count="20153"/>
  </office:meta>
</office:document-meta>
</file>